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7" style:family="table">
      <style:table-properties style:width="16cm" table:align="margins" style:writing-mode="lr-tb"/>
    </style:style>
    <style:style style:name="Tableau7.A" style:family="table-column">
      <style:table-column-properties style:column-width="4.001cm" style:rel-column-width="16384*"/>
    </style:style>
    <style:style style:name="Tableau7.C" style:family="table-column">
      <style:table-column-properties style:column-width="4.001cm" style:rel-column-width="16383*"/>
    </style:style>
    <style:style style:name="Tableau7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cm" table:align="margins" style:writing-mode="lr-tb"/>
    </style:style>
    <style:style style:name="Tableau2.A" style:family="table-column">
      <style:table-column-properties style:column-width="4.001cm" style:rel-column-width="16384*"/>
    </style:style>
    <style:style style:name="Tableau2.C" style:family="table-column">
      <style:table-column-properties style:column-width="4.001cm" style:rel-column-width="16383*"/>
    </style:style>
    <style:style style:name="Tableau2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cm" table:align="margins" style:writing-mode="lr-tb"/>
    </style:style>
    <style:style style:name="Tableau3.A" style:family="table-column">
      <style:table-column-properties style:column-width="4.001cm" style:rel-column-width="16384*"/>
    </style:style>
    <style:style style:name="Tableau3.C" style:family="table-column">
      <style:table-column-properties style:column-width="4.001cm" style:rel-column-width="16383*"/>
    </style:style>
    <style:style style:name="Tableau3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cm" table:align="margins" style:writing-mode="lr-tb"/>
    </style:style>
    <style:style style:name="Tableau4.A" style:family="table-column">
      <style:table-column-properties style:column-width="4.001cm" style:rel-column-width="16384*"/>
    </style:style>
    <style:style style:name="Tableau4.C" style:family="table-column">
      <style:table-column-properties style:column-width="4.001cm" style:rel-column-width="16383*"/>
    </style:style>
    <style:style style:name="Tableau4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6cm" table:align="margins" style:writing-mode="lr-tb"/>
    </style:style>
    <style:style style:name="Tableau5.A" style:family="table-column">
      <style:table-column-properties style:column-width="4.001cm" style:rel-column-width="16384*"/>
    </style:style>
    <style:style style:name="Tableau5.C" style:family="table-column">
      <style:table-column-properties style:column-width="4.001cm" style:rel-column-width="16383*"/>
    </style:style>
    <style:style style:name="Tableau5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paragraph-rsid="002d2922"/>
    </style:style>
    <style:style style:name="P3" style:family="paragraph" style:parent-style-name="Heading_20_3">
      <style:paragraph-properties fo:break-before="page"/>
      <style:text-properties officeooo:paragraph-rsid="002d2922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loext:graphic-properties draw:fill="solid" draw:fill-color="#ffffff" draw:opacity="100%"/>
      <style:paragraph-properties fo:background-color="#ffffff"/>
      <style:text-properties fo:font-size="8pt" style:font-size-asian="10pt" style:font-size-complex="10pt"/>
    </style:style>
    <style:style style:name="P6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7" style:family="paragraph" style:parent-style-name="Standard">
      <style:paragraph-properties fo:margin-left="1.249cm" fo:margin-right="0cm" fo:text-indent="0cm" style:auto-text-indent="false"/>
    </style:style>
    <style:style style:name="P8" style:family="paragraph" style:parent-style-name="Standard">
      <style:paragraph-properties fo:margin-left="1.249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left="1.249cm" fo:margin-right="0cm" fo:text-align="start" style:justify-single-word="false" fo:text-indent="0cm" style:auto-text-indent="false"/>
    </style:style>
    <style:style style:name="P10" style:family="paragraph" style:parent-style-name="exemple">
      <style:paragraph-properties fo:margin-left="1.249cm" fo:margin-right="0cm" fo:text-indent="0cm" style:auto-text-indent="false"/>
    </style:style>
    <style:style style:name="P11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</style:style>
    <style:style style:name="P12" style:family="paragraph" style:parent-style-name="exemple">
      <style:paragraph-properties fo:margin-left="1.238cm" fo:margin-right="-0.005cm" fo:text-indent="0cm" style:auto-text-indent="false"/>
      <style:text-properties style:font-name="Courier 10 Pitch"/>
    </style:style>
    <style:style style:name="P13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</style:style>
    <style:style style:name="P1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fo:background-color="#ffffff"/>
      <style:text-properties fo:font-size="8pt" style:font-size-asian="10pt" style:font-size-complex="10pt"/>
    </style:style>
    <style:style style:name="P1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font-size="8pt" style:font-size-asian="10pt" style:font-size-complex="10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fo:font-size="8pt" style:font-size-asian="8pt" style:font-size-complex="8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fo:font-size="8pt" officeooo:paragraph-rsid="002d2922" style:font-size-asian="8pt" style:font-size-complex="8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0.265cm" fo:text-align="center" style:justify-single-word="false" fo:text-indent="0cm" style:auto-text-indent="false" style:shadow="none"/>
      <style:text-properties fo:font-size="8pt" style:font-size-asian="8pt" style:font-size-complex="8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0.265cm" fo:text-align="center" style:justify-single-word="false" fo:text-indent="0cm" style:auto-text-indent="false" style:shadow="none"/>
      <style:text-properties fo:font-size="8pt" officeooo:paragraph-rsid="002d2922" style:font-size-asian="8pt" style:font-size-complex="8pt"/>
    </style:style>
    <style:style style:name="P20" style:family="paragraph" style:parent-style-name="Heading_20_3">
      <style:paragraph-properties fo:margin-left="0cm" fo:margin-right="0cm" fo:text-indent="0cm" style:auto-text-indent="false" fo:break-before="page"/>
    </style:style>
    <style:style style:name="P21" style:family="paragraph" style:parent-style-name="Table_20_Contents">
      <style:paragraph-properties fo:line-height="0.265cm"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98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line-height="0.265cm"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d2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ba9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ba9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line-height="0.3cm"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c24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line-height="0.3cm"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c24" officeooo:paragraph-rsid="002b7f3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line-height="0.3cm"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c24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line-height="0.265cm"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aa53" officeooo:paragraph-rsid="0029aa5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line-height="0.265cm"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aa53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8854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8854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2f8c8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2f8c8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d5b57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d5b57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b7f3c" officeooo:paragraph-rsid="002b7f3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b7f3c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41" style:family="paragraph" style:parent-style-name="Standard" style:list-style-name="L1"/>
    <style:style style:name="P42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Standard" style:list-style-name="L3">
      <style:paragraph-properties fo:text-align="start" style:justify-single-word="false"/>
    </style:style>
    <style:style style:name="P44" style:family="paragraph" style:parent-style-name="Standard" style:list-style-name="L4">
      <style:paragraph-properties fo:text-align="start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2f8c8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8854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officeooo:paragraph-rsid="00298854"/>
    </style:style>
    <style:style style:name="P48" style:family="paragraph" style:parent-style-name="Text_20_body" style:list-style-name="L2">
      <style:paragraph-properties fo:margin-top="0cm" fo:margin-bottom="0cm" loext:contextual-spacing="false"/>
    </style:style>
    <style:style style:name="P49" style:family="paragraph" style:parent-style-name="question">
      <style:text-properties officeooo:rsid="00314345" officeooo:paragraph-rsid="00314345"/>
    </style:style>
    <style:style style:name="P50" style:family="paragraph" style:parent-style-name="question" style:list-style-name=""/>
    <style:style style:name="P51" style:family="paragraph" style:parent-style-name="question" style:list-style-name="">
      <style:text-properties officeooo:rsid="003304f9" officeooo:paragraph-rsid="003304f9"/>
    </style:style>
    <style:style style:name="P52" style:family="paragraph" style:parent-style-name="question" style:master-page-name="">
      <style:paragraph-properties style:page-number="auto"/>
      <style:text-properties officeooo:rsid="003023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3c6a" style:font-weight-asian="bold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263c6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63c6a" style:font-weight-asian="normal" style:font-weight-complex="normal"/>
    </style:style>
    <style:style style:name="T8" style:family="text">
      <style:text-properties officeooo:rsid="00280fe4"/>
    </style:style>
    <style:style style:name="T9" style:family="text">
      <style:text-properties fo:color="#808000"/>
    </style:style>
    <style:style style:name="T10" style:family="text">
      <style:text-properties fo:color="#c0c0c0"/>
    </style:style>
    <style:style style:name="T11" style:family="text">
      <style:text-properties fo:color="#00677c"/>
    </style:style>
    <style:style style:name="T12" style:family="text">
      <style:text-properties fo:color="#00677c" fo:font-weight="bold"/>
    </style:style>
    <style:style style:name="T13" style:family="text">
      <style:text-properties fo:color="#092e64"/>
    </style:style>
    <style:style style:name="T14" style:family="text">
      <style:text-properties fo:color="#008000"/>
    </style:style>
    <style:style style:name="T15" style:family="text">
      <style:text-properties fo:color="#000080"/>
    </style:style>
    <style:style style:name="T16" style:family="text">
      <style:text-properties officeooo:rsid="001d5b57"/>
    </style:style>
    <style:style style:name="T17" style:family="text">
      <style:text-properties officeooo:rsid="00244bb3"/>
    </style:style>
    <style:style style:name="T18" style:family="text">
      <style:text-properties officeooo:rsid="0021c4c3"/>
    </style:style>
    <style:style style:name="T19" style:family="text">
      <style:text-properties officeooo:rsid="00298854"/>
    </style:style>
    <style:style style:name="T20" style:family="text">
      <style:text-properties officeooo:rsid="0032bc50"/>
    </style:style>
    <style:style style:name="T21" style:family="text">
      <style:text-properties officeooo:rsid="003304f9"/>
    </style:style>
    <style:style style:name="T22" style:family="text"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304f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normal" officeooo:rsid="00298854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normal" officeooo:rsid="003304f9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40" text:outline-level="4">S<text:span text:style-name="T8">NIR</text:span> 1</text:h>
          </table:table-cell>
        </table:table-row>
        <table:table-row table:style-name="Tableau1.2">
          <table:table-cell table:style-name="Tableau1.A2" office:value-type="string">
            <text:p text:style-name="P6">Langage C<text:tab/><text:tab/>Pointeurs</text:p>
          </table:table-cell>
        </table:table-row>
        <table:table-row table:style-name="Tableau1.2">
          <table:table-cell table:style-name="Tableau1.A2" office:value-type="string">
            <text:p text:style-name="P6">~ Travaux Dirigés : Les pointeurs en C</text:p>
          </table:table-cell>
        </table:table-row>
      </table:table>
      <text:p text:style-name="P13">Algorithmique et pointeurs</text:p>
      <text:list xml:id="list1547947963" text:style-name="L1">
        <text:list-item>
          <text:p text:style-name="P41">Les fonctions seront mises dans les fichiers <text:span text:style-name="T4">manipPointeur.h</text:span> et <text:span text:style-name="T4">manipPointeur.c.</text:span></text:p>
        </text:list-item>
        <text:list-item>
          <text:p text:style-name="P41">Le programme principal qui utilisera les fonctions se nommera <text:span text:style-name="T4">main.c</text:span></text:p>
        </text:list-item>
        <text:list-item>
          <text:p text:style-name="P42">Toutes les fonctions doivent être accompagnées d'un jeu de test.</text:p>
        </text:list-item>
        <text:list-item>
          <text:p text:style-name="P42">Tous les fichiers devront avoir un en-tête conforme au modèle fourni en ressources.</text:p>
        </text:list-item>
      </text:list>
      <text:p text:style-name="Standard"/>
      <text:h text:style-name="Heading_20_1" text:outline-level="1">Pointeurs de différents types et interprétation</text:h>
      <text:p text:style-name="Standard">Soit le programme suivant:</text:p>
      <text:p text:style-name="P15"><text:span text:style-name="T9">int</text:span><text:span text:style-name="T10"> </text:span><text:span text:style-name="T12">main</text:span>(<text:span text:style-name="T9">int</text:span><text:span text:style-name="T10"> </text:span><text:span text:style-name="T13">argc</text:span>,<text:span text:style-name="T10"> </text:span><text:span text:style-name="T9">char</text:span>**<text:span text:style-name="T10"> </text:span><text:span text:style-name="T13">argv</text:span>)</text:p>
      <text:p text:style-name="P15">{</text:p>
      <text:p text:style-name="P15"><text:span text:style-name="T10"><text:s text:c="4"/></text:span><text:span text:style-name="T9">char</text:span><text:span text:style-name="T10"> </text:span>*<text:span text:style-name="T13">ptrCar</text:span>;</text:p>
      <text:p text:style-name="P15"><text:span text:style-name="T10"><text:s text:c="4"/></text:span><text:span text:style-name="T9">int</text:span><text:span text:style-name="T10"> </text:span>*<text:span text:style-name="T13">ptrEntier</text:span>;</text:p>
      <text:p text:style-name="P15"><text:span text:style-name="T10"><text:s text:c="4"/></text:span><text:span text:style-name="T9">float</text:span><text:span text:style-name="T10"> </text:span>*<text:span text:style-name="T13">ptrReel</text:span>;</text:p>
      <text:p text:style-name="P15"><text:span text:style-name="T10"><text:s text:c="4"/></text:span><text:span text:style-name="T9">char</text:span><text:span text:style-name="T10"> </text:span><text:span text:style-name="T13">chaine</text:span>[]<text:span text:style-name="T10"> </text:span>=<text:span text:style-name="T10"> </text:span><text:span text:style-name="T14">"12345678000A"</text:span>;</text:p>
      <text:p text:style-name="P15"><text:span text:style-name="T10"><text:s text:c="4"/></text:span><text:span text:style-name="T9">int</text:span><text:span text:style-name="T10"> </text:span><text:span text:style-name="T13">i</text:span>;</text:p>
      <text:p text:style-name="P15"><text:span text:style-name="T10"><text:s text:c="4"/></text:span><text:span text:style-name="T13">ptrCar</text:span><text:span text:style-name="T10"> </text:span>=<text:span text:style-name="T10"> </text:span><text:span text:style-name="T13">chaine</text:span>;</text:p>
      <text:p text:style-name="P15"><text:span text:style-name="T10"><text:s text:c="4"/></text:span><text:span text:style-name="T13">ptrEntier</text:span><text:span text:style-name="T10"> </text:span>=<text:span text:style-name="T10"> </text:span>(<text:span text:style-name="T9">int</text:span><text:span text:style-name="T10"> </text:span>*)<text:span text:style-name="T10"> </text:span><text:span text:style-name="T13">chaine</text:span>;</text:p>
      <text:p text:style-name="P15"><text:span text:style-name="T10"><text:s text:c="4"/></text:span><text:span text:style-name="T13">ptrReel</text:span><text:span text:style-name="T10"> </text:span>=<text:span text:style-name="T10"> </text:span>(<text:span text:style-name="T9">float</text:span><text:span text:style-name="T10"> </text:span>*)<text:span text:style-name="T10"> </text:span><text:span text:style-name="T13">chaine</text:span>;</text:p>
      <text:p text:style-name="P15"><text:span text:style-name="T10"><text:s text:c="4"/></text:span><text:span text:style-name="T9">for</text:span><text:span text:style-name="T10"> </text:span>(<text:span text:style-name="T13">i</text:span><text:span text:style-name="T10"> </text:span>=<text:span text:style-name="T10"> </text:span><text:span text:style-name="T15">0</text:span>;<text:span text:style-name="T10"> </text:span><text:span text:style-name="T13">i</text:span><text:span text:style-name="T10"> </text:span>&lt;<text:span text:style-name="T10"> </text:span><text:span text:style-name="T15">3</text:span>;<text:span text:style-name="T10"> </text:span><text:span text:style-name="T13">i</text:span>++)</text:p>
      <text:p text:style-name="P15"><text:span text:style-name="T10"><text:s text:c="4"/></text:span>{</text:p>
      <text:p text:style-name="P15"><text:span text:style-name="T10"><text:s text:c="8"/></text:span><text:span text:style-name="T11">printf</text:span>(<text:span text:style-name="T14">"ptrCar</text:span><text:span text:style-name="T10"> <text:s text:c="3"/></text:span><text:span text:style-name="T14">=</text:span><text:span text:style-name="T10"> </text:span><text:span text:style-name="T14">%p</text:span><text:span text:style-name="T10"> <text:s text:c="6"/></text:span><text:span text:style-name="T14">*ptrCar</text:span><text:span text:style-name="T10"> <text:s text:c="3"/></text:span><text:span text:style-name="T14">=</text:span><text:span text:style-name="T10"> </text:span><text:span text:style-name="T14">%c\n"</text:span>,<text:span text:style-name="T10"> </text:span><text:span text:style-name="T13">ptrCar</text:span>,<text:span text:style-name="T10"> </text:span>*<text:span text:style-name="T13">ptrCar</text:span>);</text:p>
      <text:p text:style-name="P15"><text:span text:style-name="T10"><text:s text:c="8"/></text:span><text:span text:style-name="T11">printf</text:span>(<text:span text:style-name="T14">"ptrEntier</text:span><text:span text:style-name="T10"> </text:span><text:span text:style-name="T14">=</text:span><text:span text:style-name="T10"> </text:span><text:span text:style-name="T14">%p</text:span><text:span text:style-name="T10"> <text:s text:c="6"/></text:span><text:span text:style-name="T14">*ptrEntier</text:span><text:span text:style-name="T10"> </text:span><text:span text:style-name="T14">=</text:span><text:span text:style-name="T10"> </text:span><text:span text:style-name="T14">%d\n"</text:span>,<text:span text:style-name="T10"> </text:span><text:span text:style-name="T13">ptrEntier</text:span>,<text:span text:style-name="T10"> </text:span>*<text:span text:style-name="T13">ptrEntier</text:span>);</text:p>
      <text:p text:style-name="P14"><text:span text:style-name="T10"><text:s text:c="8"/></text:span><text:span text:style-name="T11">printf</text:span>(<text:span text:style-name="T14">"ptrReel</text:span><text:span text:style-name="T10"> <text:s text:c="2"/></text:span><text:span text:style-name="T14">=</text:span><text:span text:style-name="T10"> </text:span><text:span text:style-name="T14">%p</text:span><text:span text:style-name="T10"> <text:s text:c="6"/></text:span><text:span text:style-name="T14">*ptrReel</text:span><text:span text:style-name="T10"> <text:s text:c="2"/></text:span><text:span text:style-name="T14">=</text:span><text:span text:style-name="T10"> </text:span><text:span text:style-name="T14">%f\n"</text:span>,<text:span text:style-name="T10"> </text:span><text:span text:style-name="T13">ptrReel</text:span>,<text:span text:style-name="T10"> </text:span>*<text:span text:style-name="T13">ptrReel</text:span>);</text:p>
      <text:p text:style-name="P15"><text:span text:style-name="T10"><text:s text:c="8"/></text:span><text:span text:style-name="T13">ptrCar</text:span>++;</text:p>
      <text:p text:style-name="P15"><text:span text:style-name="T10"><text:s text:c="8"/></text:span><text:span text:style-name="T13">ptrEntier</text:span>++;</text:p>
      <text:p text:style-name="P15"><text:span text:style-name="T10"><text:s text:c="8"/></text:span><text:span text:style-name="T13">ptrReel</text:span>++;</text:p>
      <text:p text:style-name="P15"><text:span text:style-name="T10"><text:s text:c="8"/></text:span><text:span text:style-name="T11">printf</text:span>(<text:span text:style-name="T14">"\n"</text:span>);</text:p>
      <text:p text:style-name="P15"><text:span text:style-name="T10"><text:s text:c="4"/></text:span>}</text:p>
      <text:p text:style-name="P15"><text:span text:style-name="T10"><text:s text:c="4"/></text:span><text:span text:style-name="T9">return</text:span><text:span text:style-name="T10"> </text:span>(EXIT_SUCCESS);</text:p>
      <text:p text:style-name="P15">}</text:p>
      <text:p text:style-name="P5"/>
      <text:list xml:id="list3849043667" text:style-name="Numbering_20_1">
        <text:list-item>
          <text:p text:style-name="P52"><text:s/>Simuler l'execution du programme ci-dessus en complétant les mappings.</text:p>
        </text:list-item>
      </text:list>
      <text:p text:style-name="P20">Avant la boucle</text:p>
      <table:table table:name="Tableau7" table:style-name="Tableau7">
        <table:table-column table:style-name="Tableau7.A" table:number-columns-repeated="2"/>
        <table:table-column table:style-name="Tableau7.C"/>
        <table:table-column table:style-name="Tableau7.A"/>
        <table:table-row>
          <table:table-cell table:style-name="Tableau7.A1" office:value-type="string">
            <text:p text:style-name="P23">Adresse</text:p>
          </table:table-cell>
          <table:table-cell table:style-name="Tableau7.A1" office:value-type="string">
            <text:p text:style-name="P23">Valeur(sur 8 bits)<text:span text:style-name="T16"> en hexa</text:span></text:p>
          </table:table-cell>
          <table:table-cell table:style-name="Tableau7.A1" office:value-type="string">
            <text:p text:style-name="P30">Valeur en Ascii</text:p>
          </table:table-cell>
          <table:table-cell table:style-name="Tableau7.D1" office:value-type="string">
            <text:p text:style-name="P23">Nom de la variable</text:p>
          </table:table-cell>
        </table:table-row>
        <table:table-row>
          <table:table-cell table:style-name="Tableau7.A2" office:value-type="string">
            <text:p text:style-name="P25">00 00 7f ff ff ff e1 <text:span text:style-name="T17">df</text:span></text:p>
          </table:table-cell>
          <table:table-cell table:style-name="Tableau7.A2" office:value-type="string">
            <text:p text:style-name="P28">41</text:p>
          </table:table-cell>
          <table:table-cell table:style-name="Tableau7.A2" office:value-type="string">
            <text:p text:style-name="P18"><text:span text:style-name="T19">'</text:span>A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e</text:span></text:p>
          </table:table-cell>
          <table:table-cell table:style-name="Tableau7.A2" office:value-type="string">
            <text:p text:style-name="P28">30</text:p>
          </table:table-cell>
          <table:table-cell table:style-name="Tableau7.A2" office:value-type="string">
            <text:p text:style-name="P18"><text:span text:style-name="T19">'</text:span>0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d</text:span></text:p>
          </table:table-cell>
          <table:table-cell table:style-name="Tableau7.A2" office:value-type="string">
            <text:p text:style-name="P28">30</text:p>
          </table:table-cell>
          <table:table-cell table:style-name="Tableau7.A2" office:value-type="string">
            <text:p text:style-name="P18"><text:span text:style-name="T19">'</text:span>0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c</text:span></text:p>
          </table:table-cell>
          <table:table-cell table:style-name="Tableau7.A2" office:value-type="string">
            <text:p text:style-name="P28">30</text:p>
          </table:table-cell>
          <table:table-cell table:style-name="Tableau7.A2" office:value-type="string">
            <text:p text:style-name="P18"><text:span text:style-name="T19">'</text:span>0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b</text:span></text:p>
          </table:table-cell>
          <table:table-cell table:style-name="Tableau7.A2" office:value-type="string">
            <text:p text:style-name="P28">38</text:p>
          </table:table-cell>
          <table:table-cell table:style-name="Tableau7.A2" office:value-type="string">
            <text:p text:style-name="P18"><text:span text:style-name="T19">'</text:span>8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a</text:span></text:p>
          </table:table-cell>
          <table:table-cell table:style-name="Tableau7.A2" office:value-type="string">
            <text:p text:style-name="P28">37</text:p>
          </table:table-cell>
          <table:table-cell table:style-name="Tableau7.A2" office:value-type="string">
            <text:p text:style-name="P18"><text:span text:style-name="T19">'</text:span>7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9</text:span></text:p>
          </table:table-cell>
          <table:table-cell table:style-name="Tableau7.A2" office:value-type="string">
            <text:p text:style-name="P28">36</text:p>
          </table:table-cell>
          <table:table-cell table:style-name="Tableau7.A2" office:value-type="string">
            <text:p text:style-name="P18"><text:span text:style-name="T19">'</text:span>6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8</text:span></text:p>
          </table:table-cell>
          <table:table-cell table:style-name="Tableau7.A2" office:value-type="string">
            <text:p text:style-name="P28">35</text:p>
          </table:table-cell>
          <table:table-cell table:style-name="Tableau7.A2" office:value-type="string">
            <text:p text:style-name="P18"><text:span text:style-name="T19">'</text:span>5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7</text:span></text:p>
          </table:table-cell>
          <table:table-cell table:style-name="Tableau7.A2" office:value-type="string">
            <text:p text:style-name="P28">34</text:p>
          </table:table-cell>
          <table:table-cell table:style-name="Tableau7.A2" office:value-type="string">
            <text:p text:style-name="P18"><text:span text:style-name="T19">'</text:span>4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6</text:span></text:p>
          </table:table-cell>
          <table:table-cell table:style-name="Tableau7.A2" office:value-type="string">
            <text:p text:style-name="P28">33</text:p>
          </table:table-cell>
          <table:table-cell table:style-name="Tableau7.A2" office:value-type="string">
            <text:p text:style-name="P18"><text:span text:style-name="T19">'</text:span>3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5</text:span></text:p>
          </table:table-cell>
          <table:table-cell table:style-name="Tableau7.A2" office:value-type="string">
            <text:p text:style-name="P28">32</text:p>
          </table:table-cell>
          <table:table-cell table:style-name="Tableau7.A2" office:value-type="string">
            <text:p text:style-name="P18"><text:span text:style-name="T19">'</text:span>2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4</text:span></text:p>
          </table:table-cell>
          <table:table-cell table:style-name="Tableau7.A2" office:value-type="string">
            <text:p text:style-name="P28">31</text:p>
          </table:table-cell>
          <table:table-cell table:style-name="Tableau7.A2" office:value-type="string">
            <text:p text:style-name="P18"><text:span text:style-name="T19">'</text:span>1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16" office:value-type="string">
            <text:p text:style-name="P25">00 00 7f ff ff ff e1 <text:span text:style-name="T17">d3</text:span></text:p>
          </table:table-cell>
          <table:table-cell table:style-name="Tableau7.B16" office:value-type="string">
            <text:p text:style-name="P32">00</text:p>
          </table:table-cell>
          <table:table-cell table:style-name="Tableau7.C14" office:value-type="string">
            <text:p text:style-name="P16"/>
          </table:table-cell>
          <table:table-cell table:style-name="Tableau7.D14" table:number-rows-spanned="8" office:value-type="string">
            <text:p text:style-name="P30">ptrEntier</text:p>
          </table:table-cell>
        </table:table-row>
        <table:table-row>
          <table:table-cell table:style-name="Tableau7.A16" office:value-type="string">
            <text:p text:style-name="P25">00 00 7f ff ff ff e1 <text:span text:style-name="T17">d2</text:span></text:p>
          </table:table-cell>
          <table:table-cell table:style-name="Tableau7.B16" office:value-type="string">
            <text:p text:style-name="P32">00</text:p>
          </table:table-cell>
          <table:table-cell table:style-name="Tableau7.C15" office:value-type="string">
            <text:p text:style-name="P34"/>
          </table:table-cell>
          <table:covered-table-cell/>
        </table:table-row>
        <table:table-row>
          <table:table-cell table:style-name="Tableau7.A16" office:value-type="string">
            <text:p text:style-name="P25">00 00 7f ff ff ff e1 <text:span text:style-name="T17">d1</text:span></text:p>
          </table:table-cell>
          <table:table-cell table:style-name="Tableau7.B16" office:value-type="string">
            <text:p text:style-name="P32">7f</text:p>
          </table:table-cell>
          <table:table-cell table:style-name="Tableau7.C16" office:value-type="string">
            <text:p text:style-name="P34"/>
          </table:table-cell>
          <table:covered-table-cell/>
        </table:table-row>
        <table:table-row>
          <table:table-cell table:style-name="Tableau7.A21" office:value-type="string">
            <text:p text:style-name="P25">00 00 7f ff ff ff e1 <text:span text:style-name="T17">d0</text:span></text:p>
          </table:table-cell>
          <table:table-cell table:style-name="Tableau7.B21" office:value-type="string">
            <text:p text:style-name="P32">ff</text:p>
          </table:table-cell>
          <table:table-cell table:style-name="Tableau7.C17" office:value-type="string">
            <text:p text:style-name="P34"/>
          </table:table-cell>
          <table:covered-table-cell/>
        </table:table-row>
        <table:table-row>
          <table:table-cell table:style-name="Tableau7.A21" office:value-type="string">
            <text:p text:style-name="P25">00 00 7f ff ff ff e1 <text:span text:style-name="T18">cf</text:span></text:p>
          </table:table-cell>
          <table:table-cell table:style-name="Tableau7.B21" office:value-type="string">
            <text:p text:style-name="P32">ff</text:p>
          </table:table-cell>
          <table:table-cell table:style-name="Tableau7.C18" office:value-type="string">
            <text:p text:style-name="P34"/>
          </table:table-cell>
          <table:covered-table-cell/>
        </table:table-row>
        <table:table-row>
          <table:table-cell table:style-name="Tableau7.A21" office:value-type="string">
            <text:p text:style-name="P25">00 00 7f ff ff ff e1 <text:span text:style-name="T18">ce</text:span></text:p>
          </table:table-cell>
          <table:table-cell table:style-name="Tableau7.B21" office:value-type="string">
            <text:p text:style-name="P32">ff</text:p>
          </table:table-cell>
          <table:table-cell table:style-name="Tableau7.C19" office:value-type="string">
            <text:p text:style-name="P34"/>
          </table:table-cell>
          <table:covered-table-cell/>
        </table:table-row>
        <table:table-row>
          <table:table-cell table:style-name="Tableau7.A21" office:value-type="string">
            <text:p text:style-name="P25">00 00 7f ff ff ff e1 <text:span text:style-name="T18">cd</text:span></text:p>
          </table:table-cell>
          <table:table-cell table:style-name="Tableau7.B21" office:value-type="string">
            <text:p text:style-name="P32">e1</text:p>
          </table:table-cell>
          <table:table-cell table:style-name="Tableau7.C20" office:value-type="string">
            <text:p text:style-name="P34"/>
          </table:table-cell>
          <table:covered-table-cell/>
        </table:table-row>
        <table:table-row>
          <table:table-cell table:style-name="Tableau7.A21" office:value-type="string">
            <text:p text:style-name="P25">00 00 7f ff ff ff e1 <text:span text:style-name="T18">cc</text:span></text:p>
          </table:table-cell>
          <table:table-cell table:style-name="Tableau7.B21" office:value-type="string">
            <text:p text:style-name="P30">d4</text:p>
          </table:table-cell>
          <table:table-cell table:style-name="Tableau7.C21" office:value-type="string">
            <text:p text:style-name="P34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b</text:span></text:p>
          </table:table-cell>
          <table:table-cell table:style-name="Tableau7.B29" office:value-type="string">
            <text:p text:style-name="P32">00</text:p>
          </table:table-cell>
          <table:table-cell table:style-name="Tableau7.C22" office:value-type="string">
            <text:p text:style-name="P32"/>
          </table:table-cell>
          <table:table-cell table:style-name="Tableau7.D22" table:number-rows-spanned="8" office:value-type="string">
            <text:p text:style-name="P34"/>
            <text:p text:style-name="P30">chaine</text:p>
          </table:table-cell>
        </table:table-row>
        <table:table-row>
          <table:table-cell table:style-name="Tableau7.A29" office:value-type="string">
            <text:p text:style-name="P25">00 00 7f ff ff ff e1 <text:span text:style-name="T18">ca</text:span></text:p>
          </table:table-cell>
          <table:table-cell table:style-name="Tableau7.B29" office:value-type="string">
            <text:p text:style-name="P32">00</text:p>
          </table:table-cell>
          <table:table-cell table:style-name="Tableau7.C23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9</text:span></text:p>
          </table:table-cell>
          <table:table-cell table:style-name="Tableau7.B29" office:value-type="string">
            <text:p text:style-name="P32">7f</text:p>
          </table:table-cell>
          <table:table-cell table:style-name="Tableau7.C24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8</text:span></text:p>
          </table:table-cell>
          <table:table-cell table:style-name="Tableau7.B29" office:value-type="string">
            <text:p text:style-name="P32">ff</text:p>
          </table:table-cell>
          <table:table-cell table:style-name="Tableau7.C25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7</text:span></text:p>
          </table:table-cell>
          <table:table-cell table:style-name="Tableau7.B29" office:value-type="string">
            <text:p text:style-name="P32">ff</text:p>
          </table:table-cell>
          <table:table-cell table:style-name="Tableau7.C26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6</text:span></text:p>
          </table:table-cell>
          <table:table-cell table:style-name="Tableau7.B29" office:value-type="string">
            <text:p text:style-name="P32">ff</text:p>
          </table:table-cell>
          <table:table-cell table:style-name="Tableau7.C27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5</text:span></text:p>
          </table:table-cell>
          <table:table-cell table:style-name="Tableau7.B29" office:value-type="string">
            <text:p text:style-name="P32">e1</text:p>
          </table:table-cell>
          <table:table-cell table:style-name="Tableau7.C28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4</text:span></text:p>
          </table:table-cell>
          <table:table-cell table:style-name="Tableau7.B29" office:value-type="string">
            <text:p text:style-name="P30">d4</text:p>
          </table:table-cell>
          <table:table-cell table:style-name="Tableau7.C29" office:value-type="string">
            <text:p text:style-name="P32"/>
          </table:table-cell>
          <table:covered-table-cell/>
        </table:table-row>
        <table:table-row>
          <table:table-cell table:style-name="Tableau7.A31" office:value-type="string">
            <text:p text:style-name="P25">00 00 7f ff ff ff e1 <text:span text:style-name="T18">c3</text:span></text:p>
          </table:table-cell>
          <table:table-cell table:style-name="Tableau7.B31" office:value-type="string">
            <text:p text:style-name="P32">00</text:p>
          </table:table-cell>
          <table:table-cell table:style-name="Tableau7.C30" office:value-type="string">
            <text:p text:style-name="P36"/>
          </table:table-cell>
          <table:table-cell table:style-name="Tableau7.D30" table:number-rows-spanned="8" office:value-type="string">
            <text:p text:style-name="P36"/>
            <text:p text:style-name="P30">ptrCar</text:p>
          </table:table-cell>
        </table:table-row>
        <table:table-row>
          <table:table-cell table:style-name="Tableau7.A31" office:value-type="string">
            <text:p text:style-name="P25">00 00 7f ff ff ff e1 <text:span text:style-name="T18">c2</text:span></text:p>
          </table:table-cell>
          <table:table-cell table:style-name="Tableau7.B31" office:value-type="string">
            <text:p text:style-name="P32">00</text:p>
          </table:table-cell>
          <table:table-cell table:style-name="Tableau7.C31" office:value-type="string">
            <text:p text:style-name="P36"/>
          </table:table-cell>
          <table:covered-table-cell/>
        </table:table-row>
        <table:table-row>
          <table:table-cell table:style-name="Tableau7.A36" office:value-type="string">
            <text:p text:style-name="P25">00 00 7f ff ff ff e1 <text:span text:style-name="T18">c1</text:span></text:p>
          </table:table-cell>
          <table:table-cell table:style-name="Tableau7.B36" office:value-type="string">
            <text:p text:style-name="P32">7f</text:p>
          </table:table-cell>
          <table:table-cell table:style-name="Tableau7.C34" office:value-type="string">
            <text:p text:style-name="P36"/>
          </table:table-cell>
          <table:covered-table-cell/>
        </table:table-row>
        <table:table-row>
          <table:table-cell table:style-name="Tableau7.A36" office:value-type="string">
            <text:p text:style-name="P25">00 00 7f ff ff ff e1 <text:span text:style-name="T18">c0</text:span></text:p>
          </table:table-cell>
          <table:table-cell table:style-name="Tableau7.B36" office:value-type="string">
            <text:p text:style-name="P32">ff</text:p>
          </table:table-cell>
          <table:table-cell table:style-name="Tableau7.C34" office:value-type="string">
            <text:p text:style-name="P36"/>
          </table:table-cell>
          <table:covered-table-cell/>
        </table:table-row>
        <table:table-row>
          <table:table-cell table:style-name="Tableau7.A36" office:value-type="string">
            <text:p text:style-name="P25">00 00 7f ff ff ff e1 <text:span text:style-name="T19">bf</text:span></text:p>
          </table:table-cell>
          <table:table-cell table:style-name="Tableau7.B36" office:value-type="string">
            <text:p text:style-name="P32">ff</text:p>
          </table:table-cell>
          <table:table-cell table:style-name="Tableau7.C34" office:value-type="string">
            <text:p text:style-name="P36"/>
          </table:table-cell>
          <table:covered-table-cell/>
        </table:table-row>
        <table:table-row>
          <table:table-cell table:style-name="Tableau7.A36" office:value-type="string">
            <text:p text:style-name="P25">00 00 7f ff ff ff e1 <text:span text:style-name="T19">be</text:span></text:p>
          </table:table-cell>
          <table:table-cell table:style-name="Tableau7.B36" office:value-type="string">
            <text:p text:style-name="P32">ff</text:p>
          </table:table-cell>
          <table:table-cell table:style-name="Tableau7.C36" office:value-type="string">
            <text:p text:style-name="P36"/>
          </table:table-cell>
          <table:covered-table-cell/>
        </table:table-row>
        <table:table-row>
          <table:table-cell table:style-name="Tableau7.A36" office:value-type="string">
            <text:p text:style-name="P25">00 00 7f ff ff ff e1 <text:span text:style-name="T19">bd</text:span></text:p>
          </table:table-cell>
          <table:table-cell table:style-name="Tableau7.B36" office:value-type="string">
            <text:p text:style-name="P32">e1</text:p>
          </table:table-cell>
          <table:table-cell table:style-name="Tableau7.C36" office:value-type="string">
            <text:p text:style-name="P36"/>
          </table:table-cell>
          <table:covered-table-cell/>
        </table:table-row>
        <table:table-row>
          <table:table-cell table:style-name="Tableau7.A37" office:value-type="string">
            <text:p text:style-name="P25">00 00 7f ff ff ff e1 <text:span text:style-name="T19">bc</text:span></text:p>
          </table:table-cell>
          <table:table-cell table:style-name="Tableau7.B37" office:value-type="string">
            <text:p text:style-name="P30">d4</text:p>
          </table:table-cell>
          <table:table-cell table:style-name="Tableau7.C37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b</text:span></text:p>
          </table:table-cell>
          <table:table-cell table:style-name="Tableau7.B44" office:value-type="string">
            <text:p text:style-name="P32">00</text:p>
          </table:table-cell>
          <table:table-cell table:style-name="Tableau7.C44" office:value-type="string">
            <text:p text:style-name="P36"/>
          </table:table-cell>
          <table:table-cell table:style-name="Tableau7.D38" table:number-rows-spanned="8" office:value-type="string">
            <text:p text:style-name="P38">ptrReel</text:p>
          </table:table-cell>
        </table:table-row>
        <table:table-row>
          <table:table-cell table:style-name="Tableau7.A44" office:value-type="string">
            <text:p text:style-name="P26">00 00 7f ff ff ff e1 <text:span text:style-name="T19">ba</text:span></text:p>
          </table:table-cell>
          <table:table-cell table:style-name="Tableau7.B44" office:value-type="string">
            <text:p text:style-name="P32">00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9</text:span></text:p>
          </table:table-cell>
          <table:table-cell table:style-name="Tableau7.B44" office:value-type="string">
            <text:p text:style-name="P32">7f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8</text:span></text:p>
          </table:table-cell>
          <table:table-cell table:style-name="Tableau7.B44" office:value-type="string">
            <text:p text:style-name="P32">ff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7</text:span></text:p>
          </table:table-cell>
          <table:table-cell table:style-name="Tableau7.B44" office:value-type="string">
            <text:p text:style-name="P32">ff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6</text:span></text:p>
          </table:table-cell>
          <table:table-cell table:style-name="Tableau7.B44" office:value-type="string">
            <text:p text:style-name="P32">ff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5</text:span></text:p>
          </table:table-cell>
          <table:table-cell table:style-name="Tableau7.B44" office:value-type="string">
            <text:p text:style-name="P32">e1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5" office:value-type="string">
            <text:p text:style-name="P26">00 00 7f ff ff ff e1 <text:span text:style-name="T19">b4</text:span></text:p>
          </table:table-cell>
          <table:table-cell table:style-name="Tableau7.B45" office:value-type="string">
            <text:p text:style-name="P30">d4</text:p>
          </table:table-cell>
          <table:table-cell table:style-name="Tableau7.C45" office:value-type="string">
            <text:p text:style-name="P36"/>
          </table:table-cell>
          <table:covered-table-cell/>
        </table:table-row>
      </table:table>
      <text:p text:style-name="Heading_20_3"><text:soft-page-break/>Fin du premier tour</text:p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A"/>
        <table:table-row>
          <table:table-cell table:style-name="Tableau2.A1" office:value-type="string">
            <text:p text:style-name="P24">Adresse</text:p>
          </table:table-cell>
          <table:table-cell table:style-name="Tableau2.A1" office:value-type="string">
            <text:p text:style-name="P24">Valeur(sur 8 bits)<text:span text:style-name="T16"> en hexa</text:span></text:p>
          </table:table-cell>
          <table:table-cell table:style-name="Tableau2.A1" office:value-type="string">
            <text:p text:style-name="P31">Valeur en Ascii</text:p>
          </table:table-cell>
          <table:table-cell table:style-name="Tableau2.D1" office:value-type="string">
            <text:p text:style-name="P24">Nom de la variable</text:p>
          </table:table-cell>
        </table:table-row>
        <table:table-row>
          <table:table-cell table:style-name="Tableau2.A2" office:value-type="string">
            <text:p text:style-name="P27">00 00 7f ff ff ff e1 <text:span text:style-name="T17">df</text:span></text:p>
          </table:table-cell>
          <table:table-cell table:style-name="Tableau2.A2" office:value-type="string">
            <text:p text:style-name="P29">41</text:p>
          </table:table-cell>
          <table:table-cell table:style-name="Tableau2.A2" office:value-type="string">
            <text:p text:style-name="P19"><text:span text:style-name="T19">'</text:span>A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e</text:span></text:p>
          </table:table-cell>
          <table:table-cell table:style-name="Tableau2.A2" office:value-type="string">
            <text:p text:style-name="P29">30</text:p>
          </table:table-cell>
          <table:table-cell table:style-name="Tableau2.A2" office:value-type="string">
            <text:p text:style-name="P19"><text:span text:style-name="T19">'</text:span>0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d</text:span></text:p>
          </table:table-cell>
          <table:table-cell table:style-name="Tableau2.A2" office:value-type="string">
            <text:p text:style-name="P29">30</text:p>
          </table:table-cell>
          <table:table-cell table:style-name="Tableau2.A2" office:value-type="string">
            <text:p text:style-name="P19"><text:span text:style-name="T19">'</text:span>0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c</text:span></text:p>
          </table:table-cell>
          <table:table-cell table:style-name="Tableau2.A2" office:value-type="string">
            <text:p text:style-name="P29">30</text:p>
          </table:table-cell>
          <table:table-cell table:style-name="Tableau2.A2" office:value-type="string">
            <text:p text:style-name="P19"><text:span text:style-name="T19">'</text:span>0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b</text:span></text:p>
          </table:table-cell>
          <table:table-cell table:style-name="Tableau2.A2" office:value-type="string">
            <text:p text:style-name="P29">38</text:p>
          </table:table-cell>
          <table:table-cell table:style-name="Tableau2.A2" office:value-type="string">
            <text:p text:style-name="P19"><text:span text:style-name="T19">'</text:span>8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a</text:span></text:p>
          </table:table-cell>
          <table:table-cell table:style-name="Tableau2.A2" office:value-type="string">
            <text:p text:style-name="P29">37</text:p>
          </table:table-cell>
          <table:table-cell table:style-name="Tableau2.A2" office:value-type="string">
            <text:p text:style-name="P19"><text:span text:style-name="T19">'</text:span>7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9</text:span></text:p>
          </table:table-cell>
          <table:table-cell table:style-name="Tableau2.A2" office:value-type="string">
            <text:p text:style-name="P29">36</text:p>
          </table:table-cell>
          <table:table-cell table:style-name="Tableau2.A2" office:value-type="string">
            <text:p text:style-name="P19"><text:span text:style-name="T19">'</text:span>6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8</text:span></text:p>
          </table:table-cell>
          <table:table-cell table:style-name="Tableau2.A2" office:value-type="string">
            <text:p text:style-name="P29">35</text:p>
          </table:table-cell>
          <table:table-cell table:style-name="Tableau2.A2" office:value-type="string">
            <text:p text:style-name="P19"><text:span text:style-name="T19">'</text:span>5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7</text:span></text:p>
          </table:table-cell>
          <table:table-cell table:style-name="Tableau2.A2" office:value-type="string">
            <text:p text:style-name="P29">34</text:p>
          </table:table-cell>
          <table:table-cell table:style-name="Tableau2.A2" office:value-type="string">
            <text:p text:style-name="P19"><text:span text:style-name="T19">'</text:span>4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6</text:span></text:p>
          </table:table-cell>
          <table:table-cell table:style-name="Tableau2.A2" office:value-type="string">
            <text:p text:style-name="P29">33</text:p>
          </table:table-cell>
          <table:table-cell table:style-name="Tableau2.A2" office:value-type="string">
            <text:p text:style-name="P19"><text:span text:style-name="T19">'</text:span>3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5</text:span></text:p>
          </table:table-cell>
          <table:table-cell table:style-name="Tableau2.A2" office:value-type="string">
            <text:p text:style-name="P29">32</text:p>
          </table:table-cell>
          <table:table-cell table:style-name="Tableau2.A2" office:value-type="string">
            <text:p text:style-name="P19"><text:span text:style-name="T19">'</text:span>2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4</text:span></text:p>
          </table:table-cell>
          <table:table-cell table:style-name="Tableau2.A2" office:value-type="string">
            <text:p text:style-name="P29">31</text:p>
          </table:table-cell>
          <table:table-cell table:style-name="Tableau2.A2" office:value-type="string">
            <text:p text:style-name="P19"><text:span text:style-name="T19">'</text:span>1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16" office:value-type="string">
            <text:p text:style-name="P27">00 00 7f ff ff ff e1 <text:span text:style-name="T17">d3</text:span></text:p>
          </table:table-cell>
          <table:table-cell table:style-name="Tableau2.B16" office:value-type="string">
            <text:p text:style-name="P32">00</text:p>
          </table:table-cell>
          <table:table-cell table:style-name="Tableau2.C14" office:value-type="string">
            <text:p text:style-name="P17"/>
          </table:table-cell>
          <table:table-cell table:style-name="Tableau2.D14" table:number-rows-spanned="8" office:value-type="string">
            <text:p text:style-name="P31">ptrEntier</text:p>
          </table:table-cell>
        </table:table-row>
        <table:table-row>
          <table:table-cell table:style-name="Tableau2.A16" office:value-type="string">
            <text:p text:style-name="P27">00 00 7f ff ff ff e1 <text:span text:style-name="T17">d2</text:span></text:p>
          </table:table-cell>
          <table:table-cell table:style-name="Tableau2.B16" office:value-type="string">
            <text:p text:style-name="P32">00</text:p>
          </table:table-cell>
          <table:table-cell table:style-name="Tableau2.C15" office:value-type="string">
            <text:p text:style-name="P35"/>
          </table:table-cell>
          <table:covered-table-cell/>
        </table:table-row>
        <table:table-row>
          <table:table-cell table:style-name="Tableau2.A16" office:value-type="string">
            <text:p text:style-name="P27">00 00 7f ff ff ff e1 <text:span text:style-name="T17">d1</text:span></text:p>
          </table:table-cell>
          <table:table-cell table:style-name="Tableau2.B16" office:value-type="string">
            <text:p text:style-name="P32">7f</text:p>
          </table:table-cell>
          <table:table-cell table:style-name="Tableau2.C16" office:value-type="string">
            <text:p text:style-name="P35"/>
          </table:table-cell>
          <table:covered-table-cell/>
        </table:table-row>
        <table:table-row>
          <table:table-cell table:style-name="Tableau2.A21" office:value-type="string">
            <text:p text:style-name="P27">00 00 7f ff ff ff e1 <text:span text:style-name="T17">d0</text:span></text:p>
          </table:table-cell>
          <table:table-cell table:style-name="Tableau2.B21" office:value-type="string">
            <text:p text:style-name="P32">ff</text:p>
          </table:table-cell>
          <table:table-cell table:style-name="Tableau2.C17" office:value-type="string">
            <text:p text:style-name="P35"/>
          </table:table-cell>
          <table:covered-table-cell/>
        </table:table-row>
        <table:table-row>
          <table:table-cell table:style-name="Tableau2.A21" office:value-type="string">
            <text:p text:style-name="P27">00 00 7f ff ff ff e1 <text:span text:style-name="T18">cf</text:span></text:p>
          </table:table-cell>
          <table:table-cell table:style-name="Tableau2.B21" office:value-type="string">
            <text:p text:style-name="P32">ff</text:p>
          </table:table-cell>
          <table:table-cell table:style-name="Tableau2.C18" office:value-type="string">
            <text:p text:style-name="P35"/>
          </table:table-cell>
          <table:covered-table-cell/>
        </table:table-row>
        <table:table-row>
          <table:table-cell table:style-name="Tableau2.A21" office:value-type="string">
            <text:p text:style-name="P27">00 00 7f ff ff ff e1 <text:span text:style-name="T18">ce</text:span></text:p>
          </table:table-cell>
          <table:table-cell table:style-name="Tableau2.B21" office:value-type="string">
            <text:p text:style-name="P32">ff</text:p>
          </table:table-cell>
          <table:table-cell table:style-name="Tableau2.C19" office:value-type="string">
            <text:p text:style-name="P35"/>
          </table:table-cell>
          <table:covered-table-cell/>
        </table:table-row>
        <table:table-row>
          <table:table-cell table:style-name="Tableau2.A21" office:value-type="string">
            <text:p text:style-name="P27">00 00 7f ff ff ff e1 <text:span text:style-name="T18">cd</text:span></text:p>
          </table:table-cell>
          <table:table-cell table:style-name="Tableau2.B21" office:value-type="string">
            <text:p text:style-name="P32">e1</text:p>
          </table:table-cell>
          <table:table-cell table:style-name="Tableau2.C20" office:value-type="string">
            <text:p text:style-name="P35"/>
          </table:table-cell>
          <table:covered-table-cell/>
        </table:table-row>
        <table:table-row>
          <table:table-cell table:style-name="Tableau2.A21" office:value-type="string">
            <text:p text:style-name="P27">00 00 7f ff ff ff e1 <text:span text:style-name="T18">cc</text:span></text:p>
          </table:table-cell>
          <table:table-cell table:style-name="Tableau2.B21" office:value-type="string">
            <text:p text:style-name="P47"><text:span text:style-name="T22">d</text:span><text:span text:style-name="T24">8</text:span></text:p>
          </table:table-cell>
          <table:table-cell table:style-name="Tableau2.C21" office:value-type="string">
            <text:p text:style-name="P35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b</text:span></text:p>
          </table:table-cell>
          <table:table-cell table:style-name="Tableau2.B29" office:value-type="string">
            <text:p text:style-name="P32">00</text:p>
          </table:table-cell>
          <table:table-cell table:style-name="Tableau2.C22" office:value-type="string">
            <text:p text:style-name="P33"/>
          </table:table-cell>
          <table:table-cell table:style-name="Tableau2.D22" table:number-rows-spanned="8" office:value-type="string">
            <text:p text:style-name="P35"/>
            <text:p text:style-name="P31">chaine</text:p>
          </table:table-cell>
        </table:table-row>
        <table:table-row>
          <table:table-cell table:style-name="Tableau2.A29" office:value-type="string">
            <text:p text:style-name="P27">00 00 7f ff ff ff e1 <text:span text:style-name="T18">ca</text:span></text:p>
          </table:table-cell>
          <table:table-cell table:style-name="Tableau2.B29" office:value-type="string">
            <text:p text:style-name="P32">00</text:p>
          </table:table-cell>
          <table:table-cell table:style-name="Tableau2.C23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9</text:span></text:p>
          </table:table-cell>
          <table:table-cell table:style-name="Tableau2.B29" office:value-type="string">
            <text:p text:style-name="P32">7f</text:p>
          </table:table-cell>
          <table:table-cell table:style-name="Tableau2.C24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8</text:span></text:p>
          </table:table-cell>
          <table:table-cell table:style-name="Tableau2.B29" office:value-type="string">
            <text:p text:style-name="P32">ff</text:p>
          </table:table-cell>
          <table:table-cell table:style-name="Tableau2.C25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7</text:span></text:p>
          </table:table-cell>
          <table:table-cell table:style-name="Tableau2.B29" office:value-type="string">
            <text:p text:style-name="P32">ff</text:p>
          </table:table-cell>
          <table:table-cell table:style-name="Tableau2.C26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6</text:span></text:p>
          </table:table-cell>
          <table:table-cell table:style-name="Tableau2.B29" office:value-type="string">
            <text:p text:style-name="P32">ff</text:p>
          </table:table-cell>
          <table:table-cell table:style-name="Tableau2.C27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5</text:span></text:p>
          </table:table-cell>
          <table:table-cell table:style-name="Tableau2.B29" office:value-type="string">
            <text:p text:style-name="P32">e1</text:p>
          </table:table-cell>
          <table:table-cell table:style-name="Tableau2.C28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4</text:span></text:p>
          </table:table-cell>
          <table:table-cell table:style-name="Tableau2.B29" office:value-type="string">
            <text:p text:style-name="P30">d4</text:p>
          </table:table-cell>
          <table:table-cell table:style-name="Tableau2.C29" office:value-type="string">
            <text:p text:style-name="P33"/>
          </table:table-cell>
          <table:covered-table-cell/>
        </table:table-row>
        <table:table-row>
          <table:table-cell table:style-name="Tableau2.A31" office:value-type="string">
            <text:p text:style-name="P27">00 00 7f ff ff ff e1 <text:span text:style-name="T18">c3</text:span></text:p>
          </table:table-cell>
          <table:table-cell table:style-name="Tableau2.B31" office:value-type="string">
            <text:p text:style-name="P32">00</text:p>
          </table:table-cell>
          <table:table-cell table:style-name="Tableau2.C30" office:value-type="string">
            <text:p text:style-name="P37"/>
          </table:table-cell>
          <table:table-cell table:style-name="Tableau2.D30" table:number-rows-spanned="8" office:value-type="string">
            <text:p text:style-name="P37"/>
            <text:p text:style-name="P31">ptrCar</text:p>
          </table:table-cell>
        </table:table-row>
        <table:table-row>
          <table:table-cell table:style-name="Tableau2.A31" office:value-type="string">
            <text:p text:style-name="P27">00 00 7f ff ff ff e1 <text:span text:style-name="T18">c2</text:span></text:p>
          </table:table-cell>
          <table:table-cell table:style-name="Tableau2.B31" office:value-type="string">
            <text:p text:style-name="P32">00</text:p>
          </table:table-cell>
          <table:table-cell table:style-name="Tableau2.C31" office:value-type="string">
            <text:p text:style-name="P37"/>
          </table:table-cell>
          <table:covered-table-cell/>
        </table:table-row>
        <table:table-row>
          <table:table-cell table:style-name="Tableau2.A36" office:value-type="string">
            <text:p text:style-name="P27">00 00 7f ff ff ff e1 <text:span text:style-name="T18">c1</text:span></text:p>
          </table:table-cell>
          <table:table-cell table:style-name="Tableau2.B36" office:value-type="string">
            <text:p text:style-name="P32">7f</text:p>
          </table:table-cell>
          <table:table-cell table:style-name="Tableau2.C34" office:value-type="string">
            <text:p text:style-name="P37"/>
          </table:table-cell>
          <table:covered-table-cell/>
        </table:table-row>
        <table:table-row>
          <table:table-cell table:style-name="Tableau2.A36" office:value-type="string">
            <text:p text:style-name="P27">00 00 7f ff ff ff e1 <text:span text:style-name="T18">c0</text:span></text:p>
          </table:table-cell>
          <table:table-cell table:style-name="Tableau2.B36" office:value-type="string">
            <text:p text:style-name="P32">ff</text:p>
          </table:table-cell>
          <table:table-cell table:style-name="Tableau2.C34" office:value-type="string">
            <text:p text:style-name="P37"/>
          </table:table-cell>
          <table:covered-table-cell/>
        </table:table-row>
        <table:table-row>
          <table:table-cell table:style-name="Tableau2.A36" office:value-type="string">
            <text:p text:style-name="P27">00 00 7f ff ff ff e1 <text:span text:style-name="T19">bf</text:span></text:p>
          </table:table-cell>
          <table:table-cell table:style-name="Tableau2.B36" office:value-type="string">
            <text:p text:style-name="P32">ff</text:p>
          </table:table-cell>
          <table:table-cell table:style-name="Tableau2.C34" office:value-type="string">
            <text:p text:style-name="P37"/>
          </table:table-cell>
          <table:covered-table-cell/>
        </table:table-row>
        <table:table-row>
          <table:table-cell table:style-name="Tableau2.A36" office:value-type="string">
            <text:p text:style-name="P27">00 00 7f ff ff ff e1 <text:span text:style-name="T19">be</text:span></text:p>
          </table:table-cell>
          <table:table-cell table:style-name="Tableau2.B36" office:value-type="string">
            <text:p text:style-name="P32">ff</text:p>
          </table:table-cell>
          <table:table-cell table:style-name="Tableau2.C36" office:value-type="string">
            <text:p text:style-name="P37"/>
          </table:table-cell>
          <table:covered-table-cell/>
        </table:table-row>
        <table:table-row>
          <table:table-cell table:style-name="Tableau2.A36" office:value-type="string">
            <text:p text:style-name="P27">00 00 7f ff ff ff e1 <text:span text:style-name="T19">bd</text:span></text:p>
          </table:table-cell>
          <table:table-cell table:style-name="Tableau2.B36" office:value-type="string">
            <text:p text:style-name="P32">e1</text:p>
          </table:table-cell>
          <table:table-cell table:style-name="Tableau2.C36" office:value-type="string">
            <text:p text:style-name="P37"/>
          </table:table-cell>
          <table:covered-table-cell/>
        </table:table-row>
        <table:table-row>
          <table:table-cell table:style-name="Tableau2.A37" office:value-type="string">
            <text:p text:style-name="P27">00 00 7f ff ff ff e1 <text:span text:style-name="T19">bc</text:span></text:p>
          </table:table-cell>
          <table:table-cell table:style-name="Tableau2.B37" office:value-type="string">
            <text:p text:style-name="P30">d<text:span text:style-name="T21">5</text:span></text:p>
          </table:table-cell>
          <table:table-cell table:style-name="Tableau2.C37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b</text:span></text:p>
          </table:table-cell>
          <table:table-cell table:style-name="Tableau2.B44" office:value-type="string">
            <text:p text:style-name="P32">00</text:p>
          </table:table-cell>
          <table:table-cell table:style-name="Tableau2.C44" office:value-type="string">
            <text:p text:style-name="P37"/>
          </table:table-cell>
          <table:table-cell table:style-name="Tableau2.D38" table:number-rows-spanned="8" office:value-type="string">
            <text:p text:style-name="P39">ptrReel</text:p>
          </table:table-cell>
        </table:table-row>
        <table:table-row>
          <table:table-cell table:style-name="Tableau2.A44" office:value-type="string">
            <text:p text:style-name="P27">00 00 7f ff ff ff e1 <text:span text:style-name="T19">ba</text:span></text:p>
          </table:table-cell>
          <table:table-cell table:style-name="Tableau2.B44" office:value-type="string">
            <text:p text:style-name="P32">00</text:p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9</text:span></text:p>
          </table:table-cell>
          <table:table-cell table:style-name="Tableau2.B44" office:value-type="string">
            <text:p text:style-name="P32">7f</text:p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8</text:span></text:p>
          </table:table-cell>
          <table:table-cell table:style-name="Tableau2.B44" office:value-type="string">
            <text:p text:style-name="P32">ff</text:p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7</text:span></text:p>
          </table:table-cell>
          <table:table-cell table:style-name="Tableau2.B44" office:value-type="string">
            <text:p text:style-name="P32">ff</text:p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6</text:span></text:p>
          </table:table-cell>
          <table:table-cell table:style-name="Tableau2.B44" office:value-type="string">
            <text:p text:style-name="P32">ff</text:p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5</text:span></text:p>
          </table:table-cell>
          <table:table-cell table:style-name="Tableau2.B44" office:value-type="string">
            <text:p text:style-name="P32">e1</text:p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5" office:value-type="string">
            <text:p text:style-name="P27">00 00 7f ff ff ff e1 <text:span text:style-name="T19">b4</text:span></text:p>
          </table:table-cell>
          <table:table-cell table:style-name="Tableau2.B45" office:value-type="string">
            <text:p text:style-name="P47"><text:span text:style-name="T22">d</text:span><text:span text:style-name="T24">8</text:span></text:p>
          </table:table-cell>
          <table:table-cell table:style-name="Tableau2.C45" office:value-type="string">
            <text:p text:style-name="P37"/>
          </table:table-cell>
          <table:covered-table-cell/>
        </table:table-row>
      </table:table>
      <text:p text:style-name="P3">Fin du deuxième tour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>
          <table:table-cell table:style-name="Tableau3.A1" office:value-type="string">
            <text:p text:style-name="P24">Adresse</text:p>
          </table:table-cell>
          <table:table-cell table:style-name="Tableau3.A1" office:value-type="string">
            <text:p text:style-name="P24">Valeur(sur 8 bits)<text:span text:style-name="T16"> en hexa</text:span></text:p>
          </table:table-cell>
          <table:table-cell table:style-name="Tableau3.A1" office:value-type="string">
            <text:p text:style-name="P31">Valeur en Ascii</text:p>
          </table:table-cell>
          <table:table-cell table:style-name="Tableau3.D1" office:value-type="string">
            <text:p text:style-name="P24">Nom de la variable</text:p>
          </table:table-cell>
        </table:table-row>
        <table:table-row>
          <table:table-cell table:style-name="Tableau3.A2" office:value-type="string">
            <text:p text:style-name="P27">00 00 7f ff ff ff e1 <text:span text:style-name="T17">df</text:span></text:p>
          </table:table-cell>
          <table:table-cell table:style-name="Tableau3.A2" office:value-type="string">
            <text:p text:style-name="P29">41</text:p>
          </table:table-cell>
          <table:table-cell table:style-name="Tableau3.A2" office:value-type="string">
            <text:p text:style-name="P19"><text:span text:style-name="T19">'</text:span>A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e</text:span></text:p>
          </table:table-cell>
          <table:table-cell table:style-name="Tableau3.A2" office:value-type="string">
            <text:p text:style-name="P29">30</text:p>
          </table:table-cell>
          <table:table-cell table:style-name="Tableau3.A2" office:value-type="string">
            <text:p text:style-name="P19"><text:span text:style-name="T19">'</text:span>0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d</text:span></text:p>
          </table:table-cell>
          <table:table-cell table:style-name="Tableau3.A2" office:value-type="string">
            <text:p text:style-name="P29">30</text:p>
          </table:table-cell>
          <table:table-cell table:style-name="Tableau3.A2" office:value-type="string">
            <text:p text:style-name="P19"><text:span text:style-name="T19">'</text:span>0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c</text:span></text:p>
          </table:table-cell>
          <table:table-cell table:style-name="Tableau3.A2" office:value-type="string">
            <text:p text:style-name="P29">30</text:p>
          </table:table-cell>
          <table:table-cell table:style-name="Tableau3.A2" office:value-type="string">
            <text:p text:style-name="P19"><text:span text:style-name="T19">'</text:span>0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b</text:span></text:p>
          </table:table-cell>
          <table:table-cell table:style-name="Tableau3.A2" office:value-type="string">
            <text:p text:style-name="P29">38</text:p>
          </table:table-cell>
          <table:table-cell table:style-name="Tableau3.A2" office:value-type="string">
            <text:p text:style-name="P19"><text:span text:style-name="T19">'</text:span>8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a</text:span></text:p>
          </table:table-cell>
          <table:table-cell table:style-name="Tableau3.A2" office:value-type="string">
            <text:p text:style-name="P29">37</text:p>
          </table:table-cell>
          <table:table-cell table:style-name="Tableau3.A2" office:value-type="string">
            <text:p text:style-name="P19"><text:span text:style-name="T19">'</text:span>7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9</text:span></text:p>
          </table:table-cell>
          <table:table-cell table:style-name="Tableau3.A2" office:value-type="string">
            <text:p text:style-name="P29">36</text:p>
          </table:table-cell>
          <table:table-cell table:style-name="Tableau3.A2" office:value-type="string">
            <text:p text:style-name="P19"><text:span text:style-name="T19">'</text:span>6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8</text:span></text:p>
          </table:table-cell>
          <table:table-cell table:style-name="Tableau3.A2" office:value-type="string">
            <text:p text:style-name="P29">35</text:p>
          </table:table-cell>
          <table:table-cell table:style-name="Tableau3.A2" office:value-type="string">
            <text:p text:style-name="P19"><text:span text:style-name="T19">'</text:span>5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7</text:span></text:p>
          </table:table-cell>
          <table:table-cell table:style-name="Tableau3.A2" office:value-type="string">
            <text:p text:style-name="P29">34</text:p>
          </table:table-cell>
          <table:table-cell table:style-name="Tableau3.A2" office:value-type="string">
            <text:p text:style-name="P19"><text:span text:style-name="T19">'</text:span>4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6</text:span></text:p>
          </table:table-cell>
          <table:table-cell table:style-name="Tableau3.A2" office:value-type="string">
            <text:p text:style-name="P29">33</text:p>
          </table:table-cell>
          <table:table-cell table:style-name="Tableau3.A2" office:value-type="string">
            <text:p text:style-name="P19"><text:span text:style-name="T19">'</text:span>3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5</text:span></text:p>
          </table:table-cell>
          <table:table-cell table:style-name="Tableau3.A2" office:value-type="string">
            <text:p text:style-name="P29">32</text:p>
          </table:table-cell>
          <table:table-cell table:style-name="Tableau3.A2" office:value-type="string">
            <text:p text:style-name="P19"><text:span text:style-name="T19">'</text:span>2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4</text:span></text:p>
          </table:table-cell>
          <table:table-cell table:style-name="Tableau3.A2" office:value-type="string">
            <text:p text:style-name="P29">31</text:p>
          </table:table-cell>
          <table:table-cell table:style-name="Tableau3.A2" office:value-type="string">
            <text:p text:style-name="P19"><text:span text:style-name="T19">'</text:span>1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16" office:value-type="string">
            <text:p text:style-name="P27">00 00 7f ff ff ff e1 <text:span text:style-name="T17">d3</text:span></text:p>
          </table:table-cell>
          <table:table-cell table:style-name="Tableau3.B16" office:value-type="string">
            <text:p text:style-name="P32">00</text:p>
          </table:table-cell>
          <table:table-cell table:style-name="Tableau3.C14" office:value-type="string">
            <text:p text:style-name="P17"/>
          </table:table-cell>
          <table:table-cell table:style-name="Tableau3.D14" table:number-rows-spanned="8" office:value-type="string">
            <text:p text:style-name="P31">ptrEntier</text:p>
          </table:table-cell>
        </table:table-row>
        <table:table-row>
          <table:table-cell table:style-name="Tableau3.A16" office:value-type="string">
            <text:p text:style-name="P27">00 00 7f ff ff ff e1 <text:span text:style-name="T17">d2</text:span></text:p>
          </table:table-cell>
          <table:table-cell table:style-name="Tableau3.B16" office:value-type="string">
            <text:p text:style-name="P32">00</text:p>
          </table:table-cell>
          <table:table-cell table:style-name="Tableau3.C15" office:value-type="string">
            <text:p text:style-name="P35"/>
          </table:table-cell>
          <table:covered-table-cell/>
        </table:table-row>
        <table:table-row>
          <table:table-cell table:style-name="Tableau3.A16" office:value-type="string">
            <text:p text:style-name="P27">00 00 7f ff ff ff e1 <text:span text:style-name="T17">d1</text:span></text:p>
          </table:table-cell>
          <table:table-cell table:style-name="Tableau3.B16" office:value-type="string">
            <text:p text:style-name="P32">7f</text:p>
          </table:table-cell>
          <table:table-cell table:style-name="Tableau3.C16" office:value-type="string">
            <text:p text:style-name="P35"/>
          </table:table-cell>
          <table:covered-table-cell/>
        </table:table-row>
        <table:table-row>
          <table:table-cell table:style-name="Tableau3.A21" office:value-type="string">
            <text:p text:style-name="P27">00 00 7f ff ff ff e1 <text:span text:style-name="T17">d0</text:span></text:p>
          </table:table-cell>
          <table:table-cell table:style-name="Tableau3.B21" office:value-type="string">
            <text:p text:style-name="P32">ff</text:p>
          </table:table-cell>
          <table:table-cell table:style-name="Tableau3.C17" office:value-type="string">
            <text:p text:style-name="P35"/>
          </table:table-cell>
          <table:covered-table-cell/>
        </table:table-row>
        <table:table-row>
          <table:table-cell table:style-name="Tableau3.A21" office:value-type="string">
            <text:p text:style-name="P27">00 00 7f ff ff ff e1 <text:span text:style-name="T18">cf</text:span></text:p>
          </table:table-cell>
          <table:table-cell table:style-name="Tableau3.B21" office:value-type="string">
            <text:p text:style-name="P32">ff</text:p>
          </table:table-cell>
          <table:table-cell table:style-name="Tableau3.C18" office:value-type="string">
            <text:p text:style-name="P35"/>
          </table:table-cell>
          <table:covered-table-cell/>
        </table:table-row>
        <table:table-row>
          <table:table-cell table:style-name="Tableau3.A21" office:value-type="string">
            <text:p text:style-name="P27">00 00 7f ff ff ff e1 <text:span text:style-name="T18">ce</text:span></text:p>
          </table:table-cell>
          <table:table-cell table:style-name="Tableau3.B21" office:value-type="string">
            <text:p text:style-name="P32">ff</text:p>
          </table:table-cell>
          <table:table-cell table:style-name="Tableau3.C19" office:value-type="string">
            <text:p text:style-name="P35"/>
          </table:table-cell>
          <table:covered-table-cell/>
        </table:table-row>
        <table:table-row>
          <table:table-cell table:style-name="Tableau3.A21" office:value-type="string">
            <text:p text:style-name="P27">00 00 7f ff ff ff e1 <text:span text:style-name="T18">cd</text:span></text:p>
          </table:table-cell>
          <table:table-cell table:style-name="Tableau3.B21" office:value-type="string">
            <text:p text:style-name="P32">e1</text:p>
          </table:table-cell>
          <table:table-cell table:style-name="Tableau3.C20" office:value-type="string">
            <text:p text:style-name="P35"/>
          </table:table-cell>
          <table:covered-table-cell/>
        </table:table-row>
        <table:table-row>
          <table:table-cell table:style-name="Tableau3.A21" office:value-type="string">
            <text:p text:style-name="P27">00 00 7f ff ff ff e1 <text:span text:style-name="T18">cc</text:span></text:p>
          </table:table-cell>
          <table:table-cell table:style-name="Tableau3.B21" office:value-type="string">
            <text:p text:style-name="P47"><text:span text:style-name="T22">d</text:span><text:span text:style-name="T25">c</text:span></text:p>
          </table:table-cell>
          <table:table-cell table:style-name="Tableau3.C21" office:value-type="string">
            <text:p text:style-name="P35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b</text:span></text:p>
          </table:table-cell>
          <table:table-cell table:style-name="Tableau3.B29" office:value-type="string">
            <text:p text:style-name="P32">00</text:p>
          </table:table-cell>
          <table:table-cell table:style-name="Tableau3.C22" office:value-type="string">
            <text:p text:style-name="P33"/>
          </table:table-cell>
          <table:table-cell table:style-name="Tableau3.D22" table:number-rows-spanned="8" office:value-type="string">
            <text:p text:style-name="P35"/>
            <text:p text:style-name="P31">chaine</text:p>
          </table:table-cell>
        </table:table-row>
        <table:table-row>
          <table:table-cell table:style-name="Tableau3.A29" office:value-type="string">
            <text:p text:style-name="P27">00 00 7f ff ff ff e1 <text:span text:style-name="T18">ca</text:span></text:p>
          </table:table-cell>
          <table:table-cell table:style-name="Tableau3.B29" office:value-type="string">
            <text:p text:style-name="P32">00</text:p>
          </table:table-cell>
          <table:table-cell table:style-name="Tableau3.C23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9</text:span></text:p>
          </table:table-cell>
          <table:table-cell table:style-name="Tableau3.B29" office:value-type="string">
            <text:p text:style-name="P32">7f</text:p>
          </table:table-cell>
          <table:table-cell table:style-name="Tableau3.C24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8</text:span></text:p>
          </table:table-cell>
          <table:table-cell table:style-name="Tableau3.B29" office:value-type="string">
            <text:p text:style-name="P32">ff</text:p>
          </table:table-cell>
          <table:table-cell table:style-name="Tableau3.C25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7</text:span></text:p>
          </table:table-cell>
          <table:table-cell table:style-name="Tableau3.B29" office:value-type="string">
            <text:p text:style-name="P32">ff</text:p>
          </table:table-cell>
          <table:table-cell table:style-name="Tableau3.C26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6</text:span></text:p>
          </table:table-cell>
          <table:table-cell table:style-name="Tableau3.B29" office:value-type="string">
            <text:p text:style-name="P32">ff</text:p>
          </table:table-cell>
          <table:table-cell table:style-name="Tableau3.C27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5</text:span></text:p>
          </table:table-cell>
          <table:table-cell table:style-name="Tableau3.B29" office:value-type="string">
            <text:p text:style-name="P32">e1</text:p>
          </table:table-cell>
          <table:table-cell table:style-name="Tableau3.C28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4</text:span></text:p>
          </table:table-cell>
          <table:table-cell table:style-name="Tableau3.B29" office:value-type="string">
            <text:p text:style-name="P30">d4</text:p>
          </table:table-cell>
          <table:table-cell table:style-name="Tableau3.C29" office:value-type="string">
            <text:p text:style-name="P33"/>
          </table:table-cell>
          <table:covered-table-cell/>
        </table:table-row>
        <table:table-row>
          <table:table-cell table:style-name="Tableau3.A31" office:value-type="string">
            <text:p text:style-name="P27">00 00 7f ff ff ff e1 <text:span text:style-name="T18">c3</text:span></text:p>
          </table:table-cell>
          <table:table-cell table:style-name="Tableau3.B31" office:value-type="string">
            <text:p text:style-name="P32">00</text:p>
          </table:table-cell>
          <table:table-cell table:style-name="Tableau3.C30" office:value-type="string">
            <text:p text:style-name="P37"/>
          </table:table-cell>
          <table:table-cell table:style-name="Tableau3.D30" table:number-rows-spanned="8" office:value-type="string">
            <text:p text:style-name="P37"/>
            <text:p text:style-name="P31">ptrCar</text:p>
          </table:table-cell>
        </table:table-row>
        <table:table-row>
          <table:table-cell table:style-name="Tableau3.A31" office:value-type="string">
            <text:p text:style-name="P27">00 00 7f ff ff ff e1 <text:span text:style-name="T18">c2</text:span></text:p>
          </table:table-cell>
          <table:table-cell table:style-name="Tableau3.B31" office:value-type="string">
            <text:p text:style-name="P32">00</text:p>
          </table:table-cell>
          <table:table-cell table:style-name="Tableau3.C31" office:value-type="string">
            <text:p text:style-name="P37"/>
          </table:table-cell>
          <table:covered-table-cell/>
        </table:table-row>
        <table:table-row>
          <table:table-cell table:style-name="Tableau3.A36" office:value-type="string">
            <text:p text:style-name="P27">00 00 7f ff ff ff e1 <text:span text:style-name="T18">c1</text:span></text:p>
          </table:table-cell>
          <table:table-cell table:style-name="Tableau3.B36" office:value-type="string">
            <text:p text:style-name="P32">7f</text:p>
          </table:table-cell>
          <table:table-cell table:style-name="Tableau3.C34" office:value-type="string">
            <text:p text:style-name="P37"/>
          </table:table-cell>
          <table:covered-table-cell/>
        </table:table-row>
        <table:table-row>
          <table:table-cell table:style-name="Tableau3.A36" office:value-type="string">
            <text:p text:style-name="P27">00 00 7f ff ff ff e1 <text:span text:style-name="T18">c0</text:span></text:p>
          </table:table-cell>
          <table:table-cell table:style-name="Tableau3.B36" office:value-type="string">
            <text:p text:style-name="P32">ff</text:p>
          </table:table-cell>
          <table:table-cell table:style-name="Tableau3.C34" office:value-type="string">
            <text:p text:style-name="P37"/>
          </table:table-cell>
          <table:covered-table-cell/>
        </table:table-row>
        <table:table-row>
          <table:table-cell table:style-name="Tableau3.A36" office:value-type="string">
            <text:p text:style-name="P27">00 00 7f ff ff ff e1 <text:span text:style-name="T19">bf</text:span></text:p>
          </table:table-cell>
          <table:table-cell table:style-name="Tableau3.B36" office:value-type="string">
            <text:p text:style-name="P32">ff</text:p>
          </table:table-cell>
          <table:table-cell table:style-name="Tableau3.C34" office:value-type="string">
            <text:p text:style-name="P37"/>
          </table:table-cell>
          <table:covered-table-cell/>
        </table:table-row>
        <table:table-row>
          <table:table-cell table:style-name="Tableau3.A36" office:value-type="string">
            <text:p text:style-name="P27">00 00 7f ff ff ff e1 <text:span text:style-name="T19">be</text:span></text:p>
          </table:table-cell>
          <table:table-cell table:style-name="Tableau3.B36" office:value-type="string">
            <text:p text:style-name="P32">ff</text:p>
          </table:table-cell>
          <table:table-cell table:style-name="Tableau3.C36" office:value-type="string">
            <text:p text:style-name="P37"/>
          </table:table-cell>
          <table:covered-table-cell/>
        </table:table-row>
        <table:table-row>
          <table:table-cell table:style-name="Tableau3.A36" office:value-type="string">
            <text:p text:style-name="P27">00 00 7f ff ff ff e1 <text:span text:style-name="T19">bd</text:span></text:p>
          </table:table-cell>
          <table:table-cell table:style-name="Tableau3.B36" office:value-type="string">
            <text:p text:style-name="P32">e1</text:p>
          </table:table-cell>
          <table:table-cell table:style-name="Tableau3.C36" office:value-type="string">
            <text:p text:style-name="P37"/>
          </table:table-cell>
          <table:covered-table-cell/>
        </table:table-row>
        <table:table-row>
          <table:table-cell table:style-name="Tableau3.A37" office:value-type="string">
            <text:p text:style-name="P27">00 00 7f ff ff ff e1 <text:span text:style-name="T19">bc</text:span></text:p>
          </table:table-cell>
          <table:table-cell table:style-name="Tableau3.B37" office:value-type="string">
            <text:p text:style-name="P30">d<text:span text:style-name="T21">6</text:span></text:p>
          </table:table-cell>
          <table:table-cell table:style-name="Tableau3.C37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b</text:span></text:p>
          </table:table-cell>
          <table:table-cell table:style-name="Tableau3.B44" office:value-type="string">
            <text:p text:style-name="P32">00</text:p>
          </table:table-cell>
          <table:table-cell table:style-name="Tableau3.C44" office:value-type="string">
            <text:p text:style-name="P37"/>
          </table:table-cell>
          <table:table-cell table:style-name="Tableau3.D38" table:number-rows-spanned="8" office:value-type="string">
            <text:p text:style-name="P39">ptrReel</text:p>
          </table:table-cell>
        </table:table-row>
        <table:table-row>
          <table:table-cell table:style-name="Tableau3.A44" office:value-type="string">
            <text:p text:style-name="P27">00 00 7f ff ff ff e1 <text:span text:style-name="T19">ba</text:span></text:p>
          </table:table-cell>
          <table:table-cell table:style-name="Tableau3.B44" office:value-type="string">
            <text:p text:style-name="P32">00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9</text:span></text:p>
          </table:table-cell>
          <table:table-cell table:style-name="Tableau3.B44" office:value-type="string">
            <text:p text:style-name="P32">7f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8</text:span></text:p>
          </table:table-cell>
          <table:table-cell table:style-name="Tableau3.B44" office:value-type="string">
            <text:p text:style-name="P32">ff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7</text:span></text:p>
          </table:table-cell>
          <table:table-cell table:style-name="Tableau3.B44" office:value-type="string">
            <text:p text:style-name="P32">ff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6</text:span></text:p>
          </table:table-cell>
          <table:table-cell table:style-name="Tableau3.B44" office:value-type="string">
            <text:p text:style-name="P32">ff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5</text:span></text:p>
          </table:table-cell>
          <table:table-cell table:style-name="Tableau3.B44" office:value-type="string">
            <text:p text:style-name="P32">e1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5" office:value-type="string">
            <text:p text:style-name="P27">00 00 7f ff ff ff e1 <text:span text:style-name="T19">b4</text:span></text:p>
          </table:table-cell>
          <table:table-cell table:style-name="Tableau3.B45" office:value-type="string">
            <text:p text:style-name="P47"><text:span text:style-name="T22">d</text:span><text:span text:style-name="T25">c</text:span></text:p>
          </table:table-cell>
          <table:table-cell table:style-name="Tableau3.C45" office:value-type="string">
            <text:p text:style-name="P37"/>
          </table:table-cell>
          <table:covered-table-cell/>
        </table:table-row>
      </table:table>
      <text:p text:style-name="P3">Fin du troisième tour</text:p>
      <table:table table:name="Tableau4" table:style-name="Tableau4">
        <table:table-column table:style-name="Tableau4.A" table:number-columns-repeated="2"/>
        <table:table-column table:style-name="Tableau4.C"/>
        <table:table-column table:style-name="Tableau4.A"/>
        <table:table-row>
          <table:table-cell table:style-name="Tableau4.A1" office:value-type="string">
            <text:p text:style-name="P24">Adresse</text:p>
          </table:table-cell>
          <table:table-cell table:style-name="Tableau4.A1" office:value-type="string">
            <text:p text:style-name="P24">Valeur(sur 8 bits)<text:span text:style-name="T16"> en hexa</text:span></text:p>
          </table:table-cell>
          <table:table-cell table:style-name="Tableau4.A1" office:value-type="string">
            <text:p text:style-name="P31">Valeur en Ascii</text:p>
          </table:table-cell>
          <table:table-cell table:style-name="Tableau4.D1" office:value-type="string">
            <text:p text:style-name="P24">Nom de la variable</text:p>
          </table:table-cell>
        </table:table-row>
        <table:table-row>
          <table:table-cell table:style-name="Tableau4.A2" office:value-type="string">
            <text:p text:style-name="P27">00 00 7f ff ff ff e1 <text:span text:style-name="T17">df</text:span></text:p>
          </table:table-cell>
          <table:table-cell table:style-name="Tableau4.A2" office:value-type="string">
            <text:p text:style-name="P29">41</text:p>
          </table:table-cell>
          <table:table-cell table:style-name="Tableau4.A2" office:value-type="string">
            <text:p text:style-name="P19"><text:span text:style-name="T19">'</text:span>A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e</text:span></text:p>
          </table:table-cell>
          <table:table-cell table:style-name="Tableau4.A2" office:value-type="string">
            <text:p text:style-name="P29">30</text:p>
          </table:table-cell>
          <table:table-cell table:style-name="Tableau4.A2" office:value-type="string">
            <text:p text:style-name="P19"><text:span text:style-name="T19">'</text:span>0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d</text:span></text:p>
          </table:table-cell>
          <table:table-cell table:style-name="Tableau4.A2" office:value-type="string">
            <text:p text:style-name="P29">30</text:p>
          </table:table-cell>
          <table:table-cell table:style-name="Tableau4.A2" office:value-type="string">
            <text:p text:style-name="P19"><text:span text:style-name="T19">'</text:span>0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c</text:span></text:p>
          </table:table-cell>
          <table:table-cell table:style-name="Tableau4.A2" office:value-type="string">
            <text:p text:style-name="P29">30</text:p>
          </table:table-cell>
          <table:table-cell table:style-name="Tableau4.A2" office:value-type="string">
            <text:p text:style-name="P19"><text:span text:style-name="T19">'</text:span>0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b</text:span></text:p>
          </table:table-cell>
          <table:table-cell table:style-name="Tableau4.A2" office:value-type="string">
            <text:p text:style-name="P29">38</text:p>
          </table:table-cell>
          <table:table-cell table:style-name="Tableau4.A2" office:value-type="string">
            <text:p text:style-name="P19"><text:span text:style-name="T19">'</text:span>8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a</text:span></text:p>
          </table:table-cell>
          <table:table-cell table:style-name="Tableau4.A2" office:value-type="string">
            <text:p text:style-name="P29">37</text:p>
          </table:table-cell>
          <table:table-cell table:style-name="Tableau4.A2" office:value-type="string">
            <text:p text:style-name="P19"><text:span text:style-name="T19">'</text:span>7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9</text:span></text:p>
          </table:table-cell>
          <table:table-cell table:style-name="Tableau4.A2" office:value-type="string">
            <text:p text:style-name="P29">36</text:p>
          </table:table-cell>
          <table:table-cell table:style-name="Tableau4.A2" office:value-type="string">
            <text:p text:style-name="P19"><text:span text:style-name="T19">'</text:span>6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8</text:span></text:p>
          </table:table-cell>
          <table:table-cell table:style-name="Tableau4.A2" office:value-type="string">
            <text:p text:style-name="P29">35</text:p>
          </table:table-cell>
          <table:table-cell table:style-name="Tableau4.A2" office:value-type="string">
            <text:p text:style-name="P19"><text:span text:style-name="T19">'</text:span>5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7</text:span></text:p>
          </table:table-cell>
          <table:table-cell table:style-name="Tableau4.A2" office:value-type="string">
            <text:p text:style-name="P29">34</text:p>
          </table:table-cell>
          <table:table-cell table:style-name="Tableau4.A2" office:value-type="string">
            <text:p text:style-name="P19"><text:span text:style-name="T19">'</text:span>4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6</text:span></text:p>
          </table:table-cell>
          <table:table-cell table:style-name="Tableau4.A2" office:value-type="string">
            <text:p text:style-name="P29">33</text:p>
          </table:table-cell>
          <table:table-cell table:style-name="Tableau4.A2" office:value-type="string">
            <text:p text:style-name="P19"><text:span text:style-name="T19">'</text:span>3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5</text:span></text:p>
          </table:table-cell>
          <table:table-cell table:style-name="Tableau4.A2" office:value-type="string">
            <text:p text:style-name="P29">32</text:p>
          </table:table-cell>
          <table:table-cell table:style-name="Tableau4.A2" office:value-type="string">
            <text:p text:style-name="P19"><text:span text:style-name="T19">'</text:span>2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4</text:span></text:p>
          </table:table-cell>
          <table:table-cell table:style-name="Tableau4.A2" office:value-type="string">
            <text:p text:style-name="P29">31</text:p>
          </table:table-cell>
          <table:table-cell table:style-name="Tableau4.A2" office:value-type="string">
            <text:p text:style-name="P19"><text:span text:style-name="T19">'</text:span>1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16" office:value-type="string">
            <text:p text:style-name="P27">00 00 7f ff ff ff e1 <text:span text:style-name="T17">d3</text:span></text:p>
          </table:table-cell>
          <table:table-cell table:style-name="Tableau4.B16" office:value-type="string">
            <text:p text:style-name="P32">00</text:p>
          </table:table-cell>
          <table:table-cell table:style-name="Tableau4.C14" office:value-type="string">
            <text:p text:style-name="P17"/>
          </table:table-cell>
          <table:table-cell table:style-name="Tableau4.D14" table:number-rows-spanned="8" office:value-type="string">
            <text:p text:style-name="P31">ptrEntier</text:p>
          </table:table-cell>
        </table:table-row>
        <table:table-row>
          <table:table-cell table:style-name="Tableau4.A16" office:value-type="string">
            <text:p text:style-name="P27">00 00 7f ff ff ff e1 <text:span text:style-name="T17">d2</text:span></text:p>
          </table:table-cell>
          <table:table-cell table:style-name="Tableau4.B16" office:value-type="string">
            <text:p text:style-name="P32">00</text:p>
          </table:table-cell>
          <table:table-cell table:style-name="Tableau4.C15" office:value-type="string">
            <text:p text:style-name="P35"/>
          </table:table-cell>
          <table:covered-table-cell/>
        </table:table-row>
        <table:table-row>
          <table:table-cell table:style-name="Tableau4.A16" office:value-type="string">
            <text:p text:style-name="P27">00 00 7f ff ff ff e1 <text:span text:style-name="T17">d1</text:span></text:p>
          </table:table-cell>
          <table:table-cell table:style-name="Tableau4.B16" office:value-type="string">
            <text:p text:style-name="P32">7f</text:p>
          </table:table-cell>
          <table:table-cell table:style-name="Tableau4.C16" office:value-type="string">
            <text:p text:style-name="P35"/>
          </table:table-cell>
          <table:covered-table-cell/>
        </table:table-row>
        <table:table-row>
          <table:table-cell table:style-name="Tableau4.A21" office:value-type="string">
            <text:p text:style-name="P27">00 00 7f ff ff ff e1 <text:span text:style-name="T17">d0</text:span></text:p>
          </table:table-cell>
          <table:table-cell table:style-name="Tableau4.B21" office:value-type="string">
            <text:p text:style-name="P32">ff</text:p>
          </table:table-cell>
          <table:table-cell table:style-name="Tableau4.C17" office:value-type="string">
            <text:p text:style-name="P35"/>
          </table:table-cell>
          <table:covered-table-cell/>
        </table:table-row>
        <table:table-row>
          <table:table-cell table:style-name="Tableau4.A21" office:value-type="string">
            <text:p text:style-name="P27">00 00 7f ff ff ff e1 <text:span text:style-name="T18">cf</text:span></text:p>
          </table:table-cell>
          <table:table-cell table:style-name="Tableau4.B21" office:value-type="string">
            <text:p text:style-name="P32">ff</text:p>
          </table:table-cell>
          <table:table-cell table:style-name="Tableau4.C18" office:value-type="string">
            <text:p text:style-name="P35"/>
          </table:table-cell>
          <table:covered-table-cell/>
        </table:table-row>
        <table:table-row>
          <table:table-cell table:style-name="Tableau4.A21" office:value-type="string">
            <text:p text:style-name="P27">00 00 7f ff ff ff e1 <text:span text:style-name="T18">ce</text:span></text:p>
          </table:table-cell>
          <table:table-cell table:style-name="Tableau4.B21" office:value-type="string">
            <text:p text:style-name="P32">ff</text:p>
          </table:table-cell>
          <table:table-cell table:style-name="Tableau4.C19" office:value-type="string">
            <text:p text:style-name="P35"/>
          </table:table-cell>
          <table:covered-table-cell/>
        </table:table-row>
        <table:table-row>
          <table:table-cell table:style-name="Tableau4.A21" office:value-type="string">
            <text:p text:style-name="P27">00 00 7f ff ff ff e1 <text:span text:style-name="T18">cd</text:span></text:p>
          </table:table-cell>
          <table:table-cell table:style-name="Tableau4.B21" office:value-type="string">
            <text:p text:style-name="P32">e1</text:p>
          </table:table-cell>
          <table:table-cell table:style-name="Tableau4.C20" office:value-type="string">
            <text:p text:style-name="P35"/>
          </table:table-cell>
          <table:covered-table-cell/>
        </table:table-row>
        <table:table-row>
          <table:table-cell table:style-name="Tableau4.A21" office:value-type="string">
            <text:p text:style-name="P27">00 00 7f ff ff ff e1 <text:span text:style-name="T18">cc</text:span></text:p>
          </table:table-cell>
          <table:table-cell table:style-name="Tableau4.B21" office:value-type="string">
            <text:p text:style-name="P47"><text:span text:style-name="T22">d</text:span><text:span text:style-name="T25">f</text:span></text:p>
          </table:table-cell>
          <table:table-cell table:style-name="Tableau4.C21" office:value-type="string">
            <text:p text:style-name="P35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b</text:span></text:p>
          </table:table-cell>
          <table:table-cell table:style-name="Tableau4.B29" office:value-type="string">
            <text:p text:style-name="P32">00</text:p>
          </table:table-cell>
          <table:table-cell table:style-name="Tableau4.C22" office:value-type="string">
            <text:p text:style-name="P33"/>
          </table:table-cell>
          <table:table-cell table:style-name="Tableau4.D22" table:number-rows-spanned="8" office:value-type="string">
            <text:p text:style-name="P35"/>
            <text:p text:style-name="P31">chaine</text:p>
          </table:table-cell>
        </table:table-row>
        <table:table-row>
          <table:table-cell table:style-name="Tableau4.A29" office:value-type="string">
            <text:p text:style-name="P27">00 00 7f ff ff ff e1 <text:span text:style-name="T18">ca</text:span></text:p>
          </table:table-cell>
          <table:table-cell table:style-name="Tableau4.B29" office:value-type="string">
            <text:p text:style-name="P32">00</text:p>
          </table:table-cell>
          <table:table-cell table:style-name="Tableau4.C23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9</text:span></text:p>
          </table:table-cell>
          <table:table-cell table:style-name="Tableau4.B29" office:value-type="string">
            <text:p text:style-name="P32">7f</text:p>
          </table:table-cell>
          <table:table-cell table:style-name="Tableau4.C24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8</text:span></text:p>
          </table:table-cell>
          <table:table-cell table:style-name="Tableau4.B29" office:value-type="string">
            <text:p text:style-name="P32">ff</text:p>
          </table:table-cell>
          <table:table-cell table:style-name="Tableau4.C25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7</text:span></text:p>
          </table:table-cell>
          <table:table-cell table:style-name="Tableau4.B29" office:value-type="string">
            <text:p text:style-name="P32">ff</text:p>
          </table:table-cell>
          <table:table-cell table:style-name="Tableau4.C26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6</text:span></text:p>
          </table:table-cell>
          <table:table-cell table:style-name="Tableau4.B29" office:value-type="string">
            <text:p text:style-name="P32">ff</text:p>
          </table:table-cell>
          <table:table-cell table:style-name="Tableau4.C27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5</text:span></text:p>
          </table:table-cell>
          <table:table-cell table:style-name="Tableau4.B29" office:value-type="string">
            <text:p text:style-name="P32">e1</text:p>
          </table:table-cell>
          <table:table-cell table:style-name="Tableau4.C28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4</text:span></text:p>
          </table:table-cell>
          <table:table-cell table:style-name="Tableau4.B29" office:value-type="string">
            <text:p text:style-name="P30">d4</text:p>
          </table:table-cell>
          <table:table-cell table:style-name="Tableau4.C29" office:value-type="string">
            <text:p text:style-name="P33"/>
          </table:table-cell>
          <table:covered-table-cell/>
        </table:table-row>
        <table:table-row>
          <table:table-cell table:style-name="Tableau4.A31" office:value-type="string">
            <text:p text:style-name="P27">00 00 7f ff ff ff e1 <text:span text:style-name="T18">c3</text:span></text:p>
          </table:table-cell>
          <table:table-cell table:style-name="Tableau4.B31" office:value-type="string">
            <text:p text:style-name="P32">00</text:p>
          </table:table-cell>
          <table:table-cell table:style-name="Tableau4.C30" office:value-type="string">
            <text:p text:style-name="P37"/>
          </table:table-cell>
          <table:table-cell table:style-name="Tableau4.D30" table:number-rows-spanned="8" office:value-type="string">
            <text:p text:style-name="P37"/>
            <text:p text:style-name="P31">ptrCar</text:p>
          </table:table-cell>
        </table:table-row>
        <table:table-row>
          <table:table-cell table:style-name="Tableau4.A31" office:value-type="string">
            <text:p text:style-name="P27">00 00 7f ff ff ff e1 <text:span text:style-name="T18">c2</text:span></text:p>
          </table:table-cell>
          <table:table-cell table:style-name="Tableau4.B31" office:value-type="string">
            <text:p text:style-name="P32">00</text:p>
          </table:table-cell>
          <table:table-cell table:style-name="Tableau4.C31" office:value-type="string">
            <text:p text:style-name="P37"/>
          </table:table-cell>
          <table:covered-table-cell/>
        </table:table-row>
        <table:table-row>
          <table:table-cell table:style-name="Tableau4.A36" office:value-type="string">
            <text:p text:style-name="P27">00 00 7f ff ff ff e1 <text:span text:style-name="T18">c1</text:span></text:p>
          </table:table-cell>
          <table:table-cell table:style-name="Tableau4.B36" office:value-type="string">
            <text:p text:style-name="P32">7f</text:p>
          </table:table-cell>
          <table:table-cell table:style-name="Tableau4.C34" office:value-type="string">
            <text:p text:style-name="P37"/>
          </table:table-cell>
          <table:covered-table-cell/>
        </table:table-row>
        <table:table-row>
          <table:table-cell table:style-name="Tableau4.A36" office:value-type="string">
            <text:p text:style-name="P27">00 00 7f ff ff ff e1 <text:span text:style-name="T18">c0</text:span></text:p>
          </table:table-cell>
          <table:table-cell table:style-name="Tableau4.B36" office:value-type="string">
            <text:p text:style-name="P32">ff</text:p>
          </table:table-cell>
          <table:table-cell table:style-name="Tableau4.C34" office:value-type="string">
            <text:p text:style-name="P37"/>
          </table:table-cell>
          <table:covered-table-cell/>
        </table:table-row>
        <table:table-row>
          <table:table-cell table:style-name="Tableau4.A36" office:value-type="string">
            <text:p text:style-name="P27">00 00 7f ff ff ff e1 <text:span text:style-name="T19">bf</text:span></text:p>
          </table:table-cell>
          <table:table-cell table:style-name="Tableau4.B36" office:value-type="string">
            <text:p text:style-name="P32">ff</text:p>
          </table:table-cell>
          <table:table-cell table:style-name="Tableau4.C34" office:value-type="string">
            <text:p text:style-name="P37"/>
          </table:table-cell>
          <table:covered-table-cell/>
        </table:table-row>
        <table:table-row>
          <table:table-cell table:style-name="Tableau4.A36" office:value-type="string">
            <text:p text:style-name="P27">00 00 7f ff ff ff e1 <text:span text:style-name="T19">be</text:span></text:p>
          </table:table-cell>
          <table:table-cell table:style-name="Tableau4.B36" office:value-type="string">
            <text:p text:style-name="P32">ff</text:p>
          </table:table-cell>
          <table:table-cell table:style-name="Tableau4.C36" office:value-type="string">
            <text:p text:style-name="P37"/>
          </table:table-cell>
          <table:covered-table-cell/>
        </table:table-row>
        <table:table-row>
          <table:table-cell table:style-name="Tableau4.A36" office:value-type="string">
            <text:p text:style-name="P27">00 00 7f ff ff ff e1 <text:span text:style-name="T19">bd</text:span></text:p>
          </table:table-cell>
          <table:table-cell table:style-name="Tableau4.B36" office:value-type="string">
            <text:p text:style-name="P32">e1</text:p>
          </table:table-cell>
          <table:table-cell table:style-name="Tableau4.C36" office:value-type="string">
            <text:p text:style-name="P37"/>
          </table:table-cell>
          <table:covered-table-cell/>
        </table:table-row>
        <table:table-row>
          <table:table-cell table:style-name="Tableau4.A37" office:value-type="string">
            <text:p text:style-name="P27">00 00 7f ff ff ff e1 <text:span text:style-name="T19">bc</text:span></text:p>
          </table:table-cell>
          <table:table-cell table:style-name="Tableau4.B37" office:value-type="string">
            <text:p text:style-name="P30">d<text:span text:style-name="T21">7</text:span></text:p>
          </table:table-cell>
          <table:table-cell table:style-name="Tableau4.C37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b</text:span></text:p>
          </table:table-cell>
          <table:table-cell table:style-name="Tableau4.B44" office:value-type="string">
            <text:p text:style-name="P32">00</text:p>
          </table:table-cell>
          <table:table-cell table:style-name="Tableau4.C44" office:value-type="string">
            <text:p text:style-name="P37"/>
          </table:table-cell>
          <table:table-cell table:style-name="Tableau4.D38" table:number-rows-spanned="8" office:value-type="string">
            <text:p text:style-name="P39">ptrReel</text:p>
          </table:table-cell>
        </table:table-row>
        <table:table-row>
          <table:table-cell table:style-name="Tableau4.A44" office:value-type="string">
            <text:p text:style-name="P27">00 00 7f ff ff ff e1 <text:span text:style-name="T19">ba</text:span></text:p>
          </table:table-cell>
          <table:table-cell table:style-name="Tableau4.B44" office:value-type="string">
            <text:p text:style-name="P32">00</text:p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9</text:span></text:p>
          </table:table-cell>
          <table:table-cell table:style-name="Tableau4.B44" office:value-type="string">
            <text:p text:style-name="P32">7f</text:p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8</text:span></text:p>
          </table:table-cell>
          <table:table-cell table:style-name="Tableau4.B44" office:value-type="string">
            <text:p text:style-name="P32">ff</text:p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7</text:span></text:p>
          </table:table-cell>
          <table:table-cell table:style-name="Tableau4.B44" office:value-type="string">
            <text:p text:style-name="P32">ff</text:p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6</text:span></text:p>
          </table:table-cell>
          <table:table-cell table:style-name="Tableau4.B44" office:value-type="string">
            <text:p text:style-name="P32">ff</text:p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5</text:span></text:p>
          </table:table-cell>
          <table:table-cell table:style-name="Tableau4.B44" office:value-type="string">
            <text:p text:style-name="P32">e1</text:p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5" office:value-type="string">
            <text:p text:style-name="P27">00 00 7f ff ff ff e1 <text:span text:style-name="T19">b4</text:span></text:p>
          </table:table-cell>
          <table:table-cell table:style-name="Tableau4.B45" office:value-type="string">
            <text:p text:style-name="P47"><text:span text:style-name="T22">d</text:span><text:span text:style-name="T25">f</text:span></text:p>
          </table:table-cell>
          <table:table-cell table:style-name="Tableau4.C45" office:value-type="string">
            <text:p text:style-name="P37"/>
          </table:table-cell>
          <table:covered-table-cell/>
        </table:table-row>
      </table:table>
      <text:p text:style-name="P3">Après la boucle</text:p>
      <table:table table:name="Tableau5" table:style-name="Tableau5">
        <table:table-column table:style-name="Tableau5.A" table:number-columns-repeated="2"/>
        <table:table-column table:style-name="Tableau5.C"/>
        <table:table-column table:style-name="Tableau5.A"/>
        <table:table-row>
          <table:table-cell table:style-name="Tableau5.A1" office:value-type="string">
            <text:p text:style-name="P24">Adresse</text:p>
          </table:table-cell>
          <table:table-cell table:style-name="Tableau5.A1" office:value-type="string">
            <text:p text:style-name="P24">Valeur(sur 8 bits)<text:span text:style-name="T16"> en hexa</text:span></text:p>
          </table:table-cell>
          <table:table-cell table:style-name="Tableau5.A1" office:value-type="string">
            <text:p text:style-name="P31">Valeur en Ascii</text:p>
          </table:table-cell>
          <table:table-cell table:style-name="Tableau5.D1" office:value-type="string">
            <text:p text:style-name="P24">Nom de la variable</text:p>
          </table:table-cell>
        </table:table-row>
        <table:table-row>
          <table:table-cell table:style-name="Tableau5.A2" office:value-type="string">
            <text:p text:style-name="P27">00 00 7f ff ff ff e1 <text:span text:style-name="T17">df</text:span></text:p>
          </table:table-cell>
          <table:table-cell table:style-name="Tableau5.A2" office:value-type="string">
            <text:p text:style-name="P29">41</text:p>
          </table:table-cell>
          <table:table-cell table:style-name="Tableau5.A2" office:value-type="string">
            <text:p text:style-name="P19"><text:span text:style-name="T19">'</text:span>A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e</text:span></text:p>
          </table:table-cell>
          <table:table-cell table:style-name="Tableau5.A2" office:value-type="string">
            <text:p text:style-name="P29">30</text:p>
          </table:table-cell>
          <table:table-cell table:style-name="Tableau5.A2" office:value-type="string">
            <text:p text:style-name="P19"><text:span text:style-name="T19">'</text:span>0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d</text:span></text:p>
          </table:table-cell>
          <table:table-cell table:style-name="Tableau5.A2" office:value-type="string">
            <text:p text:style-name="P29">30</text:p>
          </table:table-cell>
          <table:table-cell table:style-name="Tableau5.A2" office:value-type="string">
            <text:p text:style-name="P19"><text:span text:style-name="T19">'</text:span>0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c</text:span></text:p>
          </table:table-cell>
          <table:table-cell table:style-name="Tableau5.A2" office:value-type="string">
            <text:p text:style-name="P29">30</text:p>
          </table:table-cell>
          <table:table-cell table:style-name="Tableau5.A2" office:value-type="string">
            <text:p text:style-name="P19"><text:span text:style-name="T19">'</text:span>0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b</text:span></text:p>
          </table:table-cell>
          <table:table-cell table:style-name="Tableau5.A2" office:value-type="string">
            <text:p text:style-name="P29">38</text:p>
          </table:table-cell>
          <table:table-cell table:style-name="Tableau5.A2" office:value-type="string">
            <text:p text:style-name="P19"><text:span text:style-name="T19">'</text:span>8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a</text:span></text:p>
          </table:table-cell>
          <table:table-cell table:style-name="Tableau5.A2" office:value-type="string">
            <text:p text:style-name="P29">37</text:p>
          </table:table-cell>
          <table:table-cell table:style-name="Tableau5.A2" office:value-type="string">
            <text:p text:style-name="P19"><text:span text:style-name="T19">'</text:span>7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9</text:span></text:p>
          </table:table-cell>
          <table:table-cell table:style-name="Tableau5.A2" office:value-type="string">
            <text:p text:style-name="P29">36</text:p>
          </table:table-cell>
          <table:table-cell table:style-name="Tableau5.A2" office:value-type="string">
            <text:p text:style-name="P19"><text:span text:style-name="T19">'</text:span>6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8</text:span></text:p>
          </table:table-cell>
          <table:table-cell table:style-name="Tableau5.A2" office:value-type="string">
            <text:p text:style-name="P29">35</text:p>
          </table:table-cell>
          <table:table-cell table:style-name="Tableau5.A2" office:value-type="string">
            <text:p text:style-name="P19"><text:span text:style-name="T19">'</text:span>5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7</text:span></text:p>
          </table:table-cell>
          <table:table-cell table:style-name="Tableau5.A2" office:value-type="string">
            <text:p text:style-name="P29">34</text:p>
          </table:table-cell>
          <table:table-cell table:style-name="Tableau5.A2" office:value-type="string">
            <text:p text:style-name="P19"><text:span text:style-name="T19">'</text:span>4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6</text:span></text:p>
          </table:table-cell>
          <table:table-cell table:style-name="Tableau5.A2" office:value-type="string">
            <text:p text:style-name="P29">33</text:p>
          </table:table-cell>
          <table:table-cell table:style-name="Tableau5.A2" office:value-type="string">
            <text:p text:style-name="P19"><text:span text:style-name="T19">'</text:span>3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5</text:span></text:p>
          </table:table-cell>
          <table:table-cell table:style-name="Tableau5.A2" office:value-type="string">
            <text:p text:style-name="P29">32</text:p>
          </table:table-cell>
          <table:table-cell table:style-name="Tableau5.A2" office:value-type="string">
            <text:p text:style-name="P19"><text:span text:style-name="T19">'</text:span>2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4</text:span></text:p>
          </table:table-cell>
          <table:table-cell table:style-name="Tableau5.A2" office:value-type="string">
            <text:p text:style-name="P29">31</text:p>
          </table:table-cell>
          <table:table-cell table:style-name="Tableau5.A2" office:value-type="string">
            <text:p text:style-name="P19"><text:span text:style-name="T19">'</text:span>1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16" office:value-type="string">
            <text:p text:style-name="P27">00 00 7f ff ff ff e1 <text:span text:style-name="T17">d3</text:span></text:p>
          </table:table-cell>
          <table:table-cell table:style-name="Tableau5.B16" office:value-type="string">
            <text:p text:style-name="P32">00</text:p>
          </table:table-cell>
          <table:table-cell table:style-name="Tableau5.C14" office:value-type="string">
            <text:p text:style-name="P17"/>
          </table:table-cell>
          <table:table-cell table:style-name="Tableau5.D14" table:number-rows-spanned="8" office:value-type="string">
            <text:p text:style-name="P31">ptrEntier</text:p>
          </table:table-cell>
        </table:table-row>
        <table:table-row>
          <table:table-cell table:style-name="Tableau5.A16" office:value-type="string">
            <text:p text:style-name="P27">00 00 7f ff ff ff e1 <text:span text:style-name="T17">d2</text:span></text:p>
          </table:table-cell>
          <table:table-cell table:style-name="Tableau5.B16" office:value-type="string">
            <text:p text:style-name="P32">00</text:p>
          </table:table-cell>
          <table:table-cell table:style-name="Tableau5.C15" office:value-type="string">
            <text:p text:style-name="P35"/>
          </table:table-cell>
          <table:covered-table-cell/>
        </table:table-row>
        <table:table-row>
          <table:table-cell table:style-name="Tableau5.A16" office:value-type="string">
            <text:p text:style-name="P27">00 00 7f ff ff ff e1 <text:span text:style-name="T17">d1</text:span></text:p>
          </table:table-cell>
          <table:table-cell table:style-name="Tableau5.B16" office:value-type="string">
            <text:p text:style-name="P32">7f</text:p>
          </table:table-cell>
          <table:table-cell table:style-name="Tableau5.C16" office:value-type="string">
            <text:p text:style-name="P35"/>
          </table:table-cell>
          <table:covered-table-cell/>
        </table:table-row>
        <table:table-row>
          <table:table-cell table:style-name="Tableau5.A21" office:value-type="string">
            <text:p text:style-name="P27">00 00 7f ff ff ff e1 <text:span text:style-name="T17">d0</text:span></text:p>
          </table:table-cell>
          <table:table-cell table:style-name="Tableau5.B21" office:value-type="string">
            <text:p text:style-name="P32">ff</text:p>
          </table:table-cell>
          <table:table-cell table:style-name="Tableau5.C17" office:value-type="string">
            <text:p text:style-name="P35"/>
          </table:table-cell>
          <table:covered-table-cell/>
        </table:table-row>
        <table:table-row>
          <table:table-cell table:style-name="Tableau5.A21" office:value-type="string">
            <text:p text:style-name="P27">00 00 7f ff ff ff e1 <text:span text:style-name="T18">cf</text:span></text:p>
          </table:table-cell>
          <table:table-cell table:style-name="Tableau5.B21" office:value-type="string">
            <text:p text:style-name="P32">ff</text:p>
          </table:table-cell>
          <table:table-cell table:style-name="Tableau5.C18" office:value-type="string">
            <text:p text:style-name="P35"/>
          </table:table-cell>
          <table:covered-table-cell/>
        </table:table-row>
        <table:table-row>
          <table:table-cell table:style-name="Tableau5.A21" office:value-type="string">
            <text:p text:style-name="P27">00 00 7f ff ff ff e1 <text:span text:style-name="T18">ce</text:span></text:p>
          </table:table-cell>
          <table:table-cell table:style-name="Tableau5.B21" office:value-type="string">
            <text:p text:style-name="P32">ff</text:p>
          </table:table-cell>
          <table:table-cell table:style-name="Tableau5.C19" office:value-type="string">
            <text:p text:style-name="P35"/>
          </table:table-cell>
          <table:covered-table-cell/>
        </table:table-row>
        <table:table-row>
          <table:table-cell table:style-name="Tableau5.A21" office:value-type="string">
            <text:p text:style-name="P27">00 00 7f ff ff ff e1 <text:span text:style-name="T18">cd</text:span></text:p>
          </table:table-cell>
          <table:table-cell table:style-name="Tableau5.B21" office:value-type="string">
            <text:p text:style-name="P32">e1</text:p>
          </table:table-cell>
          <table:table-cell table:style-name="Tableau5.C20" office:value-type="string">
            <text:p text:style-name="P35"/>
          </table:table-cell>
          <table:covered-table-cell/>
        </table:table-row>
        <table:table-row>
          <table:table-cell table:style-name="Tableau5.A21" office:value-type="string">
            <text:p text:style-name="P27">00 00 7f ff ff ff e1 <text:span text:style-name="T18">cc</text:span></text:p>
          </table:table-cell>
          <table:table-cell table:style-name="Tableau5.B21" office:value-type="string">
            <text:p text:style-name="P47"><text:span text:style-name="T22">d</text:span><text:span text:style-name="T25">f</text:span></text:p>
          </table:table-cell>
          <table:table-cell table:style-name="Tableau5.C21" office:value-type="string">
            <text:p text:style-name="P35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b</text:span></text:p>
          </table:table-cell>
          <table:table-cell table:style-name="Tableau5.B29" office:value-type="string">
            <text:p text:style-name="P32">00</text:p>
          </table:table-cell>
          <table:table-cell table:style-name="Tableau5.C22" office:value-type="string">
            <text:p text:style-name="P33"/>
          </table:table-cell>
          <table:table-cell table:style-name="Tableau5.D22" table:number-rows-spanned="8" office:value-type="string">
            <text:p text:style-name="P35"/>
            <text:p text:style-name="P31">chaine</text:p>
          </table:table-cell>
        </table:table-row>
        <table:table-row>
          <table:table-cell table:style-name="Tableau5.A29" office:value-type="string">
            <text:p text:style-name="P27">00 00 7f ff ff ff e1 <text:span text:style-name="T18">ca</text:span></text:p>
          </table:table-cell>
          <table:table-cell table:style-name="Tableau5.B29" office:value-type="string">
            <text:p text:style-name="P32">00</text:p>
          </table:table-cell>
          <table:table-cell table:style-name="Tableau5.C23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9</text:span></text:p>
          </table:table-cell>
          <table:table-cell table:style-name="Tableau5.B29" office:value-type="string">
            <text:p text:style-name="P32">7f</text:p>
          </table:table-cell>
          <table:table-cell table:style-name="Tableau5.C24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8</text:span></text:p>
          </table:table-cell>
          <table:table-cell table:style-name="Tableau5.B29" office:value-type="string">
            <text:p text:style-name="P32">ff</text:p>
          </table:table-cell>
          <table:table-cell table:style-name="Tableau5.C25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7</text:span></text:p>
          </table:table-cell>
          <table:table-cell table:style-name="Tableau5.B29" office:value-type="string">
            <text:p text:style-name="P32">ff</text:p>
          </table:table-cell>
          <table:table-cell table:style-name="Tableau5.C26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6</text:span></text:p>
          </table:table-cell>
          <table:table-cell table:style-name="Tableau5.B29" office:value-type="string">
            <text:p text:style-name="P32">ff</text:p>
          </table:table-cell>
          <table:table-cell table:style-name="Tableau5.C27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5</text:span></text:p>
          </table:table-cell>
          <table:table-cell table:style-name="Tableau5.B29" office:value-type="string">
            <text:p text:style-name="P32">e1</text:p>
          </table:table-cell>
          <table:table-cell table:style-name="Tableau5.C28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4</text:span></text:p>
          </table:table-cell>
          <table:table-cell table:style-name="Tableau5.B29" office:value-type="string">
            <text:p text:style-name="P30">d4</text:p>
          </table:table-cell>
          <table:table-cell table:style-name="Tableau5.C29" office:value-type="string">
            <text:p text:style-name="P33"/>
          </table:table-cell>
          <table:covered-table-cell/>
        </table:table-row>
        <table:table-row>
          <table:table-cell table:style-name="Tableau5.A31" office:value-type="string">
            <text:p text:style-name="P27">00 00 7f ff ff ff e1 <text:span text:style-name="T18">c3</text:span></text:p>
          </table:table-cell>
          <table:table-cell table:style-name="Tableau5.B31" office:value-type="string">
            <text:p text:style-name="P32">00</text:p>
          </table:table-cell>
          <table:table-cell table:style-name="Tableau5.C30" office:value-type="string">
            <text:p text:style-name="P37"/>
          </table:table-cell>
          <table:table-cell table:style-name="Tableau5.D30" table:number-rows-spanned="8" office:value-type="string">
            <text:p text:style-name="P37"/>
            <text:p text:style-name="P31">ptrCar</text:p>
          </table:table-cell>
        </table:table-row>
        <table:table-row>
          <table:table-cell table:style-name="Tableau5.A31" office:value-type="string">
            <text:p text:style-name="P27">00 00 7f ff ff ff e1 <text:span text:style-name="T18">c2</text:span></text:p>
          </table:table-cell>
          <table:table-cell table:style-name="Tableau5.B31" office:value-type="string">
            <text:p text:style-name="P32">00</text:p>
          </table:table-cell>
          <table:table-cell table:style-name="Tableau5.C31" office:value-type="string">
            <text:p text:style-name="P37"/>
          </table:table-cell>
          <table:covered-table-cell/>
        </table:table-row>
        <table:table-row>
          <table:table-cell table:style-name="Tableau5.A36" office:value-type="string">
            <text:p text:style-name="P27">00 00 7f ff ff ff e1 <text:span text:style-name="T18">c1</text:span></text:p>
          </table:table-cell>
          <table:table-cell table:style-name="Tableau5.B36" office:value-type="string">
            <text:p text:style-name="P32">7f</text:p>
          </table:table-cell>
          <table:table-cell table:style-name="Tableau5.C34" office:value-type="string">
            <text:p text:style-name="P37"/>
          </table:table-cell>
          <table:covered-table-cell/>
        </table:table-row>
        <table:table-row>
          <table:table-cell table:style-name="Tableau5.A36" office:value-type="string">
            <text:p text:style-name="P27">00 00 7f ff ff ff e1 <text:span text:style-name="T18">c0</text:span></text:p>
          </table:table-cell>
          <table:table-cell table:style-name="Tableau5.B36" office:value-type="string">
            <text:p text:style-name="P32">ff</text:p>
          </table:table-cell>
          <table:table-cell table:style-name="Tableau5.C34" office:value-type="string">
            <text:p text:style-name="P37"/>
          </table:table-cell>
          <table:covered-table-cell/>
        </table:table-row>
        <table:table-row>
          <table:table-cell table:style-name="Tableau5.A36" office:value-type="string">
            <text:p text:style-name="P27">00 00 7f ff ff ff e1 <text:span text:style-name="T19">bf</text:span></text:p>
          </table:table-cell>
          <table:table-cell table:style-name="Tableau5.B36" office:value-type="string">
            <text:p text:style-name="P32">ff</text:p>
          </table:table-cell>
          <table:table-cell table:style-name="Tableau5.C34" office:value-type="string">
            <text:p text:style-name="P37"/>
          </table:table-cell>
          <table:covered-table-cell/>
        </table:table-row>
        <table:table-row>
          <table:table-cell table:style-name="Tableau5.A36" office:value-type="string">
            <text:p text:style-name="P27">00 00 7f ff ff ff e1 <text:span text:style-name="T19">be</text:span></text:p>
          </table:table-cell>
          <table:table-cell table:style-name="Tableau5.B36" office:value-type="string">
            <text:p text:style-name="P32">ff</text:p>
          </table:table-cell>
          <table:table-cell table:style-name="Tableau5.C36" office:value-type="string">
            <text:p text:style-name="P37"/>
          </table:table-cell>
          <table:covered-table-cell/>
        </table:table-row>
        <table:table-row>
          <table:table-cell table:style-name="Tableau5.A36" office:value-type="string">
            <text:p text:style-name="P27">00 00 7f ff ff ff e1 <text:span text:style-name="T19">bd</text:span></text:p>
          </table:table-cell>
          <table:table-cell table:style-name="Tableau5.B36" office:value-type="string">
            <text:p text:style-name="P32">e1</text:p>
          </table:table-cell>
          <table:table-cell table:style-name="Tableau5.C36" office:value-type="string">
            <text:p text:style-name="P37"/>
          </table:table-cell>
          <table:covered-table-cell/>
        </table:table-row>
        <table:table-row>
          <table:table-cell table:style-name="Tableau5.A37" office:value-type="string">
            <text:p text:style-name="P27">00 00 7f ff ff ff e1 <text:span text:style-name="T19">bc</text:span></text:p>
          </table:table-cell>
          <table:table-cell table:style-name="Tableau5.B37" office:value-type="string">
            <text:p text:style-name="P30">d<text:span text:style-name="T21">7</text:span></text:p>
          </table:table-cell>
          <table:table-cell table:style-name="Tableau5.C37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b</text:span></text:p>
          </table:table-cell>
          <table:table-cell table:style-name="Tableau5.B44" office:value-type="string">
            <text:p text:style-name="P32">00</text:p>
          </table:table-cell>
          <table:table-cell table:style-name="Tableau5.C44" office:value-type="string">
            <text:p text:style-name="P37"/>
          </table:table-cell>
          <table:table-cell table:style-name="Tableau5.D38" table:number-rows-spanned="8" office:value-type="string">
            <text:p text:style-name="P39">ptrReel</text:p>
          </table:table-cell>
        </table:table-row>
        <table:table-row>
          <table:table-cell table:style-name="Tableau5.A44" office:value-type="string">
            <text:p text:style-name="P27">00 00 7f ff ff ff e1 <text:span text:style-name="T19">ba</text:span></text:p>
          </table:table-cell>
          <table:table-cell table:style-name="Tableau5.B44" office:value-type="string">
            <text:p text:style-name="P32">00</text:p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9</text:span></text:p>
          </table:table-cell>
          <table:table-cell table:style-name="Tableau5.B44" office:value-type="string">
            <text:p text:style-name="P32">7f</text:p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8</text:span></text:p>
          </table:table-cell>
          <table:table-cell table:style-name="Tableau5.B44" office:value-type="string">
            <text:p text:style-name="P32">ff</text:p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7</text:span></text:p>
          </table:table-cell>
          <table:table-cell table:style-name="Tableau5.B44" office:value-type="string">
            <text:p text:style-name="P32">ff</text:p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6</text:span></text:p>
          </table:table-cell>
          <table:table-cell table:style-name="Tableau5.B44" office:value-type="string">
            <text:p text:style-name="P32">ff</text:p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5</text:span></text:p>
          </table:table-cell>
          <table:table-cell table:style-name="Tableau5.B44" office:value-type="string">
            <text:p text:style-name="P32">e1</text:p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5" office:value-type="string">
            <text:p text:style-name="P27">00 00 7f ff ff ff e1 <text:span text:style-name="T19">b4</text:span></text:p>
          </table:table-cell>
          <table:table-cell table:style-name="Tableau5.B45" office:value-type="string">
            <text:p text:style-name="P47"><text:span text:style-name="T22">d</text:span><text:span text:style-name="T25">f</text:span></text:p>
          </table:table-cell>
          <table:table-cell table:style-name="Tableau5.C45" office:value-type="string">
            <text:p text:style-name="P37"/>
          </table:table-cell>
          <table:covered-table-cell/>
        </table:table-row>
      </table:table>
      <text:p text:style-name="P2"/>
      <text:list xml:id="list222252770506491" text:continue-numbering="true" text:style-name="Numbering_20_1">
        <text:list-item>
          <text:p text:style-name="question">Expliquez pourquoi les valeurs des variables <text:span text:style-name="T1">ptrCar</text:span>, <text:span text:style-name="T1">ptrEntier</text:span>, <text:span text:style-name="T1">ptrReel</text:span> n'évoluent pas de la même manière au fur et à mesure des tours de boucle.</text:p>
        </text:list-item>
      </text:list>
      <text:p text:style-name="P50"/>
      <text:p text:style-name="P51">Car ils ne correspond a des taille de données différentes</text:p>
      <text:p text:style-name="Standard"/>
      <text:list xml:id="list222253322451963" text:continue-numbering="true" text:style-name="Numbering_20_1">
        <text:list-item>
          <text:p text:style-name="question">Pourquoi les valeurs affichées par <text:s/><text:span text:style-name="T1">*ptrCar</text:span>, <text:span text:style-name="T1">*ptrEntier</text:span> et <text:span text:style-name="T1">*ptrReel</text:span> ne sont pas identiques.</text:p>
        </text:list-item>
      </text:list>
      <text:p text:style-name="P50"/>
      <text:p text:style-name="P51">Car elle sont de type différent : reel, entier et caractère</text:p>
      <text:list xml:id="list222253336836898" text:continue-numbering="true" text:style-name="Numbering_20_1">
        <text:list-header>
          <text:p text:style-name="question"/>
        </text:list-header>
        <text:list-item>
          <text:p text:style-name="P49"><text:s/>Les valeurs affichées sont-elles cohérentes ? (vous pouvez vous aider de l'application <text:a xlink:type="simple" xlink:href="https://www.h-schmidt.net/FloatConverter/IEEE754.html" text:style-name="Internet_20_link" text:visited-style-name="Visited_20_Internet_20_Link">https://www.h-schmidt.net/FloatConverter/IEEE754.html</text:a> pour les nombres réels)</text:p>
        </text:list-item>
      </text:list>
      <text:h text:style-name="Heading_20_1" text:outline-level="1">Allocation dynamique et chaîne de caractères</text:h>
      <text:list xml:id="list222254370110726" text:continue-numbering="true" text:style-name="Numbering_20_1">
        <text:list-item>
          <text:p text:style-name="question">Codez <text:span text:style-name="T5">une</text:span> fonction qui retourne un pointeur sur une chaîne de caractères allouée dynamiquement et qui contient le nom du mois dont le numéro est passé en paramètre.</text:p>
        </text:list-item>
      </text:list>
      <text:p text:style-name="Standard"/>
      <text:list xml:id="list222253993787286" text:continue-numbering="true" text:style-name="Numbering_20_1">
        <text:list-item>
          <text:p text:style-name="question">Codez <text:span text:style-name="T5">une</text:span> fonction <text:span text:style-name="T1">supprimerE</text:span> qui prend en paramètre une chaîne de caractères et retourne <text:s/>un pointeur sur une chaîne de caractères allouée dynamiquement et qui contient la chaîne de caractères initiale sans les caractères 'e'.</text:p>
        </text:list-item>
      </text:list>
      <text:p text:style-name="Standard"/>
      <text:p text:style-name="P1"/>
      <text:list xml:id="list222252787044647" text:continue-numbering="true" text:style-name="Numbering_20_1">
        <text:list-item>
          <text:p text:style-name="question">Codez une fonction <text:span text:style-name="T1">saisirChaine</text:span> qui demande à l'utilisateur de saisir une chaine de caractères et retourne un pointeur vers une zone mémoire allouée dynamiquement et contenant la chaîne saisie.<text:line-break/>La fonction <text:span text:style-name="T1">saisirChaine</text:span> prendra en paramètres une chaine de caractères correspondant au message à afficher pour demander à l'utilisateur de saisir une chaine.</text:p>
        </text:list-item>
      </text:list>
      <text:p text:style-name="P8">Exemple d'utilisation:</text:p>
      <text:p text:style-name="P12">char *nom;</text:p>
      <text:p text:style-name="P12">nom = saisirChaine("comment vous appelez-vous?");</text:p>
      <text:p text:style-name="P12">printf(" vous vous appelez %s\n",nom);</text:p>
      <text:h text:style-name="Heading_20_1" text:outline-level="1">Passage par adresse</text:h>
      <text:list xml:id="list222254356790089" text:continue-numbering="true" text:style-name="Numbering_20_1">
        <text:list-item>
          <text:p text:style-name="question">Codez <text:span text:style-name="T5">une</text:span> fonction <text:span text:style-name="T1">swap</text:span><text:span text:style-name="T2">Float</text:span> <text:span text:style-name="T5">qui intervertit les valeurs de deux variables de type float.</text:span></text:p>
        </text:list-item>
      </text:list>
      <text:p text:style-name="Standard"/>
      <text:list xml:id="list222254596591418" text:continue-numbering="true" text:style-name="Numbering_20_1">
        <text:list-item>
          <text:p text:style-name="question">Codez <text:span text:style-name="T20">et testez </text:span>la fonction <text:span text:style-name="T1">discriminant</text:span><text:span text:style-name="T6"> telle</text:span><text:span text:style-name="T7"> que décrite ci-dessous.</text:span></text:p>
        </text:list-item>
      </text:list>
      <text:p text:style-name="P4"/>
      <text:p text:style-name="P7">Cette fonction devra calculer le discriminant relatif à a,b,c et mettre le résultat dans racine1 et racine2</text:p>
      <text:p text:style-name="P7">Voici le prototype de la fonction:</text:p>
      <text:p text:style-name="P10"><text:span text:style-name="T3">void discriminant(float a, float b, float c,float *racine1, float *racine2)</text:span>.</text:p>
      <text:p text:style-name="P8">Rappel:</text:p>
      <text:p text:style-name="P11">Soit un polynôme du second degré de la forme : aX² + bX +c =0</text:p>
      <text:p text:style-name="P11"/>
      <text:p text:style-name="P11">Discriminant = b² - 4ac</text:p>
      <text:p text:style-name="P11"/>
      <text:list xml:id="list1294537184" text:style-name="L2">
        <text:list-item>
          <text:p text:style-name="P48">Si Discriminant = 0 :</text:p>
        </text:list-item>
      </text:list>
      <text:p text:style-name="P9"><text:tab/>x1 = x2 = -b / 2a</text:p>
      <text:list xml:id="list822513445" text:style-name="L3">
        <text:list-item>
          <text:p text:style-name="P43">Si Discriminant &gt;0 :</text:p>
        </text:list-item>
      </text:list>
      <text:p text:style-name="P9"><text:tab/>x1 = (-b - racinecarre(Discriminant)) / 2a</text:p>
      <text:p text:style-name="P9"><text:tab/>x2 = (-b + racinecarre(Discriminant)) / 2a</text:p>
      <text:list xml:id="list2280291372" text:style-name="L4">
        <text:list-item>
          <text:p text:style-name="P44">Si Discriminant &lt;0 : </text:p>
        </text:list-item>
      </text:list>
      <text:p text:style-name="P9"><text:tab/>pas de solutions dans l'ensemble des réels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423cm" fo:margin-bottom="0.106cm" loext:contextual-spacing="false" fo:text-indent="-1.249cm" style:auto-text-indent="false" fo:keep-with-next="always"/>
      <style:text-properties fo:font-weight="bold" style:font-weight-asian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dc:title>Travaux Dirigés       -       Algorithmique n°5 </dc:title>
    <meta:initial-creator>Jean Guillet</meta:initial-creator>
    <meta:creation-date>2009-09-22T07:10:24</meta:creation-date>
    <dc:date>2019-12-04T22:22:52.213000000</dc:date>
    <dc:language>en-US</dc:language>
    <meta:editing-cycles>44</meta:editing-cycles>
    <meta:editing-duration>PT16H3M16S</meta:editing-duration>
    <meta:document-statistic meta:table-count="6" meta:image-count="0" meta:object-count="0" meta:page-count="8" meta:paragraph-count="607" meta:word-count="2646" meta:character-count="9501" meta:non-whitespace-character-count="7341"/>
    <meta:user-defined meta:name="Info 1"/>
    <meta:user-defined meta:name="Info 2"/>
    <meta:user-defined meta:name="Info 3"/>
    <meta:user-defined meta:name="Info 4"/>
  </office:meta>
</office:document-meta>
</file>